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</style:style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009900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Тесты 10x10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table:number-columns-repeated="1018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4">
          <table:table-cell office:value-type="string" calcext:value-type="string">
            <text:p>5,11655</text:p>
          </table:table-cell>
          <table:table-cell office:value-type="float" office:value="119525" calcext:value-type="float">
            <text:p>119525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4,88333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V=</text:p>
          </table:table-cell>
          <table:table-cell office:value-type="float" office:value="5.11627907" calcext:value-type="float">
            <text:p>5.11627907</text:p>
          </table:table-cell>
          <table:table-cell/>
          <table:table-cell table:formula="of:=[.A6] *100/[.R6]" office:value-type="string" office:string-value="" calcext:value-type="error">
            <text:p>#VALUE!</text:p>
          </table:table-cell>
          <table:table-cell table:formula="of:=ABS(100-[.T6])" office:value-type="string" office:string-value="" calcext:value-type="error">
            <text:p>#VALUE!</text:p>
          </table:table-cell>
          <table:table-cell/>
          <table:table-cell table:formula="of:=[.D6]*100/[.R6]" office:value-type="string" office:string-value="" calcext:value-type="error">
            <text:p>#VALUE!</text:p>
          </table:table-cell>
          <table:table-cell table:formula="of:=ABS(100-[.W6])" office:value-type="string" office:string-value="" calcext:value-type="error">
            <text:p>#VALUE!</text:p>
          </table:table-cell>
          <table:table-cell/>
          <table:table-cell table:formula="of:=SUM([.B6:.B15])/10" office:value-type="float" office:value="115018.9" calcext:value-type="float">
            <text:p>115018.9</text:p>
          </table:table-cell>
          <table:table-cell/>
          <table:table-cell table:formula="of:=SUM([.Z6];[.Z19];[.Z32];[.Z45];[.Z58];[.Z71];[.Z84];[.Z97];[.Z110];[.Z123])/10" office:value-type="float" office:value="61125.27" calcext:value-type="float">
            <text:p>61125.2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34</text:p>
          </table:table-cell>
          <table:table-cell office:value-type="float" office:value="39194" calcext:value-type="float">
            <text:p>39194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5,83333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7] *100/[.R7]" office:value-type="string" office:string-value="" calcext:value-type="error">
            <text:p>#VALUE!</text:p>
          </table:table-cell>
          <table:table-cell table:formula="of:=ABS(100-[.T7])" office:value-type="string" office:string-value="" calcext:value-type="error">
            <text:p>#VALUE!</text:p>
          </table:table-cell>
          <table:table-cell/>
          <table:table-cell table:formula="of:=[.D7]*100/[.R7]" office:value-type="string" office:string-value="" calcext:value-type="error">
            <text:p>#VALUE!</text:p>
          </table:table-cell>
          <table:table-cell table:formula="of:=ABS(100-[.W7])" office:value-type="string" office:string-value="" calcext:value-type="error">
            <text:p>#VALUE!</text:p>
          </table:table-cell>
          <table:table-cell table:number-columns-repeated="3"/>
          <table:table-cell table:formula="of:=SUM([.Z7];[.Z20];[.Z33];[.Z46];[.Z59];[.Z72];[.Z85];[.Z98];[.Z111];[.Z124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24</text:p>
          </table:table-cell>
          <table:table-cell office:value-type="float" office:value="230950" calcext:value-type="float">
            <text:p>2309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4,79167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8] *100/[.R8]" office:value-type="string" office:string-value="" calcext:value-type="error">
            <text:p>#VALUE!</text:p>
          </table:table-cell>
          <table:table-cell table:formula="of:=ABS(100-[.T8])" office:value-type="string" office:string-value="" calcext:value-type="error">
            <text:p>#VALUE!</text:p>
          </table:table-cell>
          <table:table-cell/>
          <table:table-cell table:formula="of:=[.D8]*100/[.R8]" office:value-type="string" office:string-value="" calcext:value-type="error">
            <text:p>#VALUE!</text:p>
          </table:table-cell>
          <table:table-cell table:formula="of:=ABS(100-[.W8])" office:value-type="string" office:string-value="" calcext:value-type="error">
            <text:p>#VALUE!</text:p>
          </table:table-cell>
          <table:table-cell/>
          <table:table-cell table:formula="of:=SUM([.U6:.U15])/10" office:value-type="string" office:string-value="" calcext:value-type="error">
            <text:p>#VALUE!</text:p>
          </table:table-cell>
          <table:table-cell/>
          <table:table-cell table:formula="of:=SUM([.Z8];[.Z21];[.Z34];[.Z47];[.Z60];[.Z73];[.Z86];[.Z99];[.Z112];[.Z125])/10" office:value-type="string" office:string-value="" calcext:value-type="error">
            <text:p>#VALUE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18</text:p>
          </table:table-cell>
          <table:table-cell office:value-type="float" office:value="58422" calcext:value-type="float">
            <text:p>58422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9] *100/[.R9]" office:value-type="string" office:string-value="" calcext:value-type="error">
            <text:p>#VALUE!</text:p>
          </table:table-cell>
          <table:table-cell table:formula="of:=ABS(100-[.T9])" office:value-type="string" office:string-value="" calcext:value-type="error">
            <text:p>#VALUE!</text:p>
          </table:table-cell>
          <table:table-cell/>
          <table:table-cell table:formula="of:=[.D9]*100/[.R9]" office:value-type="float" office:value="78.1818181782645" calcext:value-type="float">
            <text:p>78.1818181783</text:p>
          </table:table-cell>
          <table:table-cell table:formula="of:=ABS(100-[.W9])" office:value-type="float" office:value="21.8181818217355" calcext:value-type="float">
            <text:p>21.8181818217</text:p>
          </table:table-cell>
          <table:table-cell table:number-columns-repeated="3"/>
          <table:table-cell table:formula="of:=SUM([.Z9];[.Z22];[.Z35];[.Z48];[.Z61];[.Z74];[.Z87];[.Z100];[.Z113];[.Z126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55</text:p>
          </table:table-cell>
          <table:table-cell office:value-type="float" office:value="86067" calcext:value-type="float">
            <text:p>86067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4,833333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10] *100/[.R10]" office:value-type="string" office:string-value="" calcext:value-type="error">
            <text:p>#VALUE!</text:p>
          </table:table-cell>
          <table:table-cell table:formula="of:=ABS(100-[.T10])" office:value-type="string" office:string-value="" calcext:value-type="error">
            <text:p>#VALUE!</text:p>
          </table:table-cell>
          <table:table-cell/>
          <table:table-cell table:formula="of:=[.D10]*100/[.R10]" office:value-type="string" office:string-value="" calcext:value-type="error">
            <text:p>#VALUE!</text:p>
          </table:table-cell>
          <table:table-cell table:formula="of:=ABS(100-[.W10])" office:value-type="string" office:string-value="" calcext:value-type="error">
            <text:p>#VALUE!</text:p>
          </table:table-cell>
          <table:table-cell/>
          <table:table-cell table:formula="of:=SUM([.E6:.E15])/10" office:value-type="float" office:value="6.1" calcext:value-type="float">
            <text:p>6.1</text:p>
          </table:table-cell>
          <table:table-cell/>
          <table:table-cell table:formula="of:=SUM([.Z10];[.Z23];[.Z36];[.Z49];[.Z62];[.Z75];[.Z88];[.Z101];[.Z114];[.Z127])/10" office:value-type="float" office:value="2.45" calcext:value-type="float">
            <text:p>2.4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84</text:p>
          </table:table-cell>
          <table:table-cell office:value-type="float" office:value="92630" calcext:value-type="float">
            <text:p>92630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4,76984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11] *100/[.R11]" office:value-type="string" office:string-value="" calcext:value-type="error">
            <text:p>#VALUE!</text:p>
          </table:table-cell>
          <table:table-cell table:formula="of:=ABS(100-[.T11])" office:value-type="string" office:string-value="" calcext:value-type="error">
            <text:p>#VALUE!</text:p>
          </table:table-cell>
          <table:table-cell/>
          <table:table-cell table:formula="of:=[.D11]*100/[.R11]" office:value-type="string" office:string-value="" calcext:value-type="error">
            <text:p>#VALUE!</text:p>
          </table:table-cell>
          <table:table-cell table:formula="of:=ABS(100-[.W11])" office:value-type="string" office:string-value="" calcext:value-type="error">
            <text:p>#VALUE!</text:p>
          </table:table-cell>
          <table:table-cell table:number-columns-repeated="3"/>
          <table:table-cell table:formula="of:=SUM([.Z11];[.Z24];[.Z37];[.Z50];[.Z63];[.Z76];[.Z89];[.Z102];[.Z115];[.Z128])/10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4</text:p>
          </table:table-cell>
          <table:table-cell office:value-type="float" office:value="142107" calcext:value-type="float">
            <text:p>142107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12] *100/[.R12]" office:value-type="string" office:string-value="" calcext:value-type="error">
            <text:p>#VALUE!</text:p>
          </table:table-cell>
          <table:table-cell table:formula="of:=ABS(100-[.T12])" office:value-type="string" office:string-value="" calcext:value-type="error">
            <text:p>#VALUE!</text:p>
          </table:table-cell>
          <table:table-cell/>
          <table:table-cell table:formula="of:=[.D12]*100/[.R12]" office:value-type="float" office:value="117.272727267397" calcext:value-type="float">
            <text:p>117.2727272674</text:p>
          </table:table-cell>
          <table:table-cell table:formula="of:=ABS(100-[.W12])" office:value-type="float" office:value="17.2727272673967" calcext:value-type="float">
            <text:p>17.2727272674</text:p>
          </table:table-cell>
          <table:table-cell/>
          <table:table-cell table:formula="of:=SUM([.X6:.X15])/10" office:value-type="string" office:string-value="" calcext:value-type="error">
            <text:p>#VALUE!</text:p>
          </table:table-cell>
          <table:table-cell/>
          <table:table-cell table:formula="of:=SUM([.Z12];[.Z25];[.Z38];[.Z51];[.Z64];[.Z77];[.Z90];[.Z103];[.Z116];[.Z129])/10" office:value-type="string" office:string-value="" calcext:value-type="error">
            <text:p>#VALUE!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,11661</text:p>
          </table:table-cell>
          <table:table-cell office:value-type="float" office:value="161973" calcext:value-type="float">
            <text:p>161973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4,7033</text:p>
          </table:table-cell>
          <table:table-cell office:value-type="float" office:value="14" calcext:value-type="float">
            <text:p>14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13] *100/[.R13]" office:value-type="string" office:string-value="" calcext:value-type="error">
            <text:p>#VALUE!</text:p>
          </table:table-cell>
          <table:table-cell table:formula="of:=ABS(100-[.T13])" office:value-type="string" office:string-value="" calcext:value-type="error">
            <text:p>#VALUE!</text:p>
          </table:table-cell>
          <table:table-cell/>
          <table:table-cell table:formula="of:=[.D13]*100/[.R13]" office:value-type="string" office:string-value="" calcext:value-type="error">
            <text:p>#VALUE!</text:p>
          </table:table-cell>
          <table:table-cell table:formula="of:=ABS(100-[.W13]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5,11659</text:p>
          </table:table-cell>
          <table:table-cell office:value-type="float" office:value="134364" calcext:value-type="float">
            <text:p>134364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7,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14] *100/[.R14]" office:value-type="string" office:string-value="" calcext:value-type="error">
            <text:p>#VALUE!</text:p>
          </table:table-cell>
          <table:table-cell table:formula="of:=ABS(100-[.T14])" office:value-type="string" office:string-value="" calcext:value-type="error">
            <text:p>#VALUE!</text:p>
          </table:table-cell>
          <table:table-cell/>
          <table:table-cell table:formula="of:=[.D14]*100/[.R14]" office:value-type="string" office:string-value="" calcext:value-type="error">
            <text:p>#VALUE!</text:p>
          </table:table-cell>
          <table:table-cell table:formula="of:=ABS(100-[.W14]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5,11699</text:p>
          </table:table-cell>
          <table:table-cell office:value-type="float" office:value="84957" calcext:value-type="float">
            <text:p>84957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5,19048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office:value-type="float" office:value="5.11627907" calcext:value-type="float">
            <text:p>5.11627907</text:p>
          </table:table-cell>
          <table:table-cell/>
          <table:table-cell table:formula="of:=[.A15] *100/[.R15]" office:value-type="string" office:string-value="" calcext:value-type="error">
            <text:p>#VALUE!</text:p>
          </table:table-cell>
          <table:table-cell table:formula="of:=ABS(100-[.T15])" office:value-type="string" office:string-value="" calcext:value-type="error">
            <text:p>#VALUE!</text:p>
          </table:table-cell>
          <table:table-cell/>
          <table:table-cell table:formula="of:=[.D15]*100/[.R15]" office:value-type="string" office:string-value="" calcext:value-type="error">
            <text:p>#VALUE!</text:p>
          </table:table-cell>
          <table:table-cell table:formula="of:=ABS(100-[.W15]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4" table:number-columns-repeated="2"/>
          <table:table-cell table:style-name="ce9"/>
          <table:table-cell table:style-name="ce4" table:number-columns-repeated="13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15+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4">
          <table:table-cell office:value-type="string" calcext:value-type="string">
            <text:p>7,68573</text:p>
          </table:table-cell>
          <table:table-cell office:value-type="float" office:value="426370" calcext:value-type="float">
            <text:p>42637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V=</text:p>
          </table:table-cell>
          <table:table-cell office:value-type="float" office:value="7.686042207" calcext:value-type="float">
            <text:p>7.686042207</text:p>
          </table:table-cell>
          <table:table-cell/>
          <table:table-cell table:formula="of:=[.A19] *100/[.R19]" office:value-type="string" office:string-value="" calcext:value-type="error">
            <text:p>#VALUE!</text:p>
          </table:table-cell>
          <table:table-cell table:formula="of:=ABS(100-[.T19])" office:value-type="string" office:string-value="" calcext:value-type="error">
            <text:p>#VALUE!</text:p>
          </table:table-cell>
          <table:table-cell/>
          <table:table-cell table:formula="of:=[.D19]*100/[.R19]" office:value-type="float" office:value="0" calcext:value-type="float">
            <text:p>0</text:p>
          </table:table-cell>
          <table:table-cell table:formula="of:=ABS(100-[.W19])" office:value-type="float" office:value="100" calcext:value-type="float">
            <text:p>100</text:p>
          </table:table-cell>
          <table:table-cell/>
          <table:table-cell table:formula="of:=SUM([.B19:.B28])/10" office:value-type="float" office:value="376039.9" calcext:value-type="float">
            <text:p>376039.9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7,68602</text:p>
          </table:table-cell>
          <table:table-cell office:value-type="float" office:value="243775" calcext:value-type="float">
            <text:p>24377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0] *100/[.R20]" office:value-type="string" office:string-value="" calcext:value-type="error">
            <text:p>#VALUE!</text:p>
          </table:table-cell>
          <table:table-cell table:formula="of:=ABS(100-[.T20])" office:value-type="string" office:string-value="" calcext:value-type="error">
            <text:p>#VALUE!</text:p>
          </table:table-cell>
          <table:table-cell/>
          <table:table-cell table:formula="of:=[.D20]*100/[.R20]" office:value-type="float" office:value="0" calcext:value-type="float">
            <text:p>0</text:p>
          </table:table-cell>
          <table:table-cell table:formula="of:=ABS(100-[.W20])" office:value-type="float" office:value="100" calcext:value-type="float">
            <text:p>100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7,68567</text:p>
          </table:table-cell>
          <table:table-cell office:value-type="float" office:value="611866" calcext:value-type="float">
            <text:p>611866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/>
          <table:table-cell table:style-name="ce4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1] *100/[.R21]" office:value-type="string" office:string-value="" calcext:value-type="error">
            <text:p>#VALUE!</text:p>
          </table:table-cell>
          <table:table-cell table:formula="of:=ABS(100-[.T21])" office:value-type="string" office:string-value="" calcext:value-type="error">
            <text:p>#VALUE!</text:p>
          </table:table-cell>
          <table:table-cell/>
          <table:table-cell table:formula="of:=[.D21]*100/[.R21]" office:value-type="float" office:value="0" calcext:value-type="float">
            <text:p>0</text:p>
          </table:table-cell>
          <table:table-cell table:formula="of:=ABS(100-[.W21])" office:value-type="float" office:value="100" calcext:value-type="float">
            <text:p>100</text:p>
          </table:table-cell>
          <table:table-cell/>
          <table:table-cell table:formula="of:=SUM([.U19:.U28])/10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7,68571</text:p>
          </table:table-cell>
          <table:table-cell office:value-type="float" office:value="406877" calcext:value-type="float">
            <text:p>4068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2] *100/[.R22]" office:value-type="string" office:string-value="" calcext:value-type="error">
            <text:p>#VALUE!</text:p>
          </table:table-cell>
          <table:table-cell table:formula="of:=ABS(100-[.T22])" office:value-type="string" office:string-value="" calcext:value-type="error">
            <text:p>#VALUE!</text:p>
          </table:table-cell>
          <table:table-cell/>
          <table:table-cell table:formula="of:=[.D22]*100/[.R22]" office:value-type="float" office:value="0" calcext:value-type="float">
            <text:p>0</text:p>
          </table:table-cell>
          <table:table-cell table:formula="of:=ABS(100-[.W22])" office:value-type="float" office:value="100" calcext:value-type="float">
            <text:p>100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7,68561</text:p>
          </table:table-cell>
          <table:table-cell office:value-type="float" office:value="397533" calcext:value-type="float">
            <text:p>39753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3] *100/[.R23]" office:value-type="string" office:string-value="" calcext:value-type="error">
            <text:p>#VALUE!</text:p>
          </table:table-cell>
          <table:table-cell table:formula="of:=ABS(100-[.T23])" office:value-type="string" office:string-value="" calcext:value-type="error">
            <text:p>#VALUE!</text:p>
          </table:table-cell>
          <table:table-cell/>
          <table:table-cell table:formula="of:=[.D23]*100/[.R23]" office:value-type="float" office:value="0" calcext:value-type="float">
            <text:p>0</text:p>
          </table:table-cell>
          <table:table-cell table:formula="of:=ABS(100-[.W23])" office:value-type="float" office:value="100" calcext:value-type="float">
            <text:p>100</text:p>
          </table:table-cell>
          <table:table-cell/>
          <table:table-cell table:formula="of:=SUM([.E19:.E28])/10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7,68542</text:p>
          </table:table-cell>
          <table:table-cell office:value-type="float" office:value="503943" calcext:value-type="float">
            <text:p>50394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4"/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4] *100/[.R24]" office:value-type="string" office:string-value="" calcext:value-type="error">
            <text:p>#VALUE!</text:p>
          </table:table-cell>
          <table:table-cell table:formula="of:=ABS(100-[.T24])" office:value-type="string" office:string-value="" calcext:value-type="error">
            <text:p>#VALUE!</text:p>
          </table:table-cell>
          <table:table-cell/>
          <table:table-cell table:formula="of:=[.D24]*100/[.R24]" office:value-type="float" office:value="0" calcext:value-type="float">
            <text:p>0</text:p>
          </table:table-cell>
          <table:table-cell table:formula="of:=ABS(100-[.W24])" office:value-type="float" office:value="100" calcext:value-type="float">
            <text:p>100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7,68543</text:p>
          </table:table-cell>
          <table:table-cell office:value-type="float" office:value="353269" calcext:value-type="float">
            <text:p>35326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4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5] *100/[.R25]" office:value-type="string" office:string-value="" calcext:value-type="error">
            <text:p>#VALUE!</text:p>
          </table:table-cell>
          <table:table-cell table:formula="of:=ABS(100-[.T25])" office:value-type="string" office:string-value="" calcext:value-type="error">
            <text:p>#VALUE!</text:p>
          </table:table-cell>
          <table:table-cell/>
          <table:table-cell table:formula="of:=[.D25]*100/[.R25]" office:value-type="float" office:value="0" calcext:value-type="float">
            <text:p>0</text:p>
          </table:table-cell>
          <table:table-cell table:formula="of:=ABS(100-[.W25])" office:value-type="float" office:value="100" calcext:value-type="float">
            <text:p>100</text:p>
          </table:table-cell>
          <table:table-cell/>
          <table:table-cell table:formula="of:=SUM([.X19:.X28])/10" office:value-type="float" office:value="100" calcext:value-type="float">
            <text:p>100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7,68543</text:p>
          </table:table-cell>
          <table:table-cell office:value-type="float" office:value="332798" calcext:value-type="float">
            <text:p>33279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6] *100/[.R26]" office:value-type="string" office:string-value="" calcext:value-type="error">
            <text:p>#VALUE!</text:p>
          </table:table-cell>
          <table:table-cell table:formula="of:=ABS(100-[.T26])" office:value-type="string" office:string-value="" calcext:value-type="error">
            <text:p>#VALUE!</text:p>
          </table:table-cell>
          <table:table-cell/>
          <table:table-cell table:formula="of:=[.D26]*100/[.R26]" office:value-type="float" office:value="0" calcext:value-type="float">
            <text:p>0</text:p>
          </table:table-cell>
          <table:table-cell table:formula="of:=ABS(100-[.W26])" office:value-type="float" office:value="100" calcext:value-type="float">
            <text:p>100</text:p>
          </table:table-cell>
          <table:table-cell table:number-columns-repeated="1000"/>
        </table:table-row>
        <table:table-row table:style-name="ro4">
          <table:table-cell table:number-columns-repeated="2" office:value-type="string" calcext:value-type="string">
            <text:p>7,68604</text:p>
          </table:table-cell>
          <table:table-cell table:style-name="ce8" office:value-type="float" office:value="9" calcext:value-type="float">
            <text:p>9</text:p>
          </table:table-cell>
          <table:table-cell table:style-name="ce10"/>
          <table:table-cell/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7] *100/[.R27]" office:value-type="string" office:string-value="" calcext:value-type="error">
            <text:p>#VALUE!</text:p>
          </table:table-cell>
          <table:table-cell table:formula="of:=ABS(100-[.T27])" office:value-type="string" office:string-value="" calcext:value-type="error">
            <text:p>#VALUE!</text:p>
          </table:table-cell>
          <table:table-cell/>
          <table:table-cell table:formula="of:=[.D27]*100/[.R27]" office:value-type="float" office:value="0" calcext:value-type="float">
            <text:p>0</text:p>
          </table:table-cell>
          <table:table-cell table:formula="of:=ABS(100-[.W27])" office:value-type="float" office:value="100" calcext:value-type="float">
            <text:p>100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7,68562</text:p>
          </table:table-cell>
          <table:table-cell office:value-type="float" office:value="483968" calcext:value-type="float">
            <text:p>48396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office:value-type="float" office:value="7.686042207" calcext:value-type="float">
            <text:p>7.686042207</text:p>
          </table:table-cell>
          <table:table-cell/>
          <table:table-cell table:formula="of:=[.A28] *100/[.R28]" office:value-type="string" office:string-value="" calcext:value-type="error">
            <text:p>#VALUE!</text:p>
          </table:table-cell>
          <table:table-cell table:formula="of:=ABS(100-[.T28])" office:value-type="string" office:string-value="" calcext:value-type="error">
            <text:p>#VALUE!</text:p>
          </table:table-cell>
          <table:table-cell/>
          <table:table-cell table:formula="of:=[.D28]*100/[.R28]" office:value-type="float" office:value="0" calcext:value-type="float">
            <text:p>0</text:p>
          </table:table-cell>
          <table:table-cell table:formula="of:=ABS(100-[.W28])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15+1 – 5+3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9.64195" calcext:value-type="float">
            <text:p>9.64195</text:p>
          </table:table-cell>
          <table:table-cell office:value-type="float" office:value="14712" calcext:value-type="float">
            <text:p>1471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V=</text:p>
          </table:table-cell>
          <table:table-cell office:value-type="float" office:value="9.642276423" calcext:value-type="float">
            <text:p>9.642276423</text:p>
          </table:table-cell>
          <table:table-cell/>
          <table:table-cell table:formula="of:=[.A32] *100/[.R32]" office:value-type="float" office:value="99.9966146687185" calcext:value-type="float">
            <text:p>99.9966146687</text:p>
          </table:table-cell>
          <table:table-cell table:formula="of:=ABS(100-[.T32])" office:value-type="float" office:value="0.0033853312815495" calcext:value-type="float">
            <text:p>0.0033853313</text:p>
          </table:table-cell>
          <table:table-cell/>
          <table:table-cell table:formula="of:=[.D32]*100/[.R32]" office:value-type="float" office:value="82.9679595257959" calcext:value-type="float">
            <text:p>82.9679595258</text:p>
          </table:table-cell>
          <table:table-cell table:formula="of:=ABS(100-[.W32])" office:value-type="float" office:value="17.0320404742041" calcext:value-type="float">
            <text:p>17.0320404742</text:p>
          </table:table-cell>
          <table:table-cell/>
          <table:table-cell table:formula="of:=SUM([.B32:.B41])/10" office:value-type="float" office:value="21355.6" calcext:value-type="float">
            <text:p>21355.6</text:p>
          </table:table-cell>
          <table:table-cell table:number-columns-repeated="998"/>
        </table:table-row>
        <table:table-row table:style-name="ro1">
          <table:table-cell office:value-type="float" office:value="9.64183" calcext:value-type="float">
            <text:p>9.64183</text:p>
          </table:table-cell>
          <table:table-cell office:value-type="float" office:value="20377" calcext:value-type="float">
            <text:p>20377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8.16667" calcext:value-type="float">
            <text:p>8.1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3] *100/[.R33]" office:value-type="float" office:value="99.9953701493256" calcext:value-type="float">
            <text:p>99.9953701493</text:p>
          </table:table-cell>
          <table:table-cell table:formula="of:=ABS(100-[.T33])" office:value-type="float" office:value="0.00462985067441934" calcext:value-type="float">
            <text:p>0.0046298507</text:p>
          </table:table-cell>
          <table:table-cell/>
          <table:table-cell table:formula="of:=[.D33]*100/[.R33]" office:value-type="float" office:value="84.6964932525664" calcext:value-type="float">
            <text:p>84.6964932526</text:p>
          </table:table-cell>
          <table:table-cell table:formula="of:=ABS(100-[.W33])" office:value-type="float" office:value="15.3035067474336" calcext:value-type="float">
            <text:p>15.3035067474</text:p>
          </table:table-cell>
          <table:table-cell table:number-columns-repeated="1000"/>
        </table:table-row>
        <table:table-row table:style-name="ro1">
          <table:table-cell office:value-type="float" office:value="9.64159" calcext:value-type="float">
            <text:p>9.64159</text:p>
          </table:table-cell>
          <table:table-cell office:value-type="float" office:value="60156" calcext:value-type="float">
            <text:p>60156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8.91667" calcext:value-type="float">
            <text:p>8.91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4] *100/[.R34]" office:value-type="float" office:value="99.9928811105398" calcext:value-type="float">
            <text:p>99.9928811105</text:p>
          </table:table-cell>
          <table:table-cell table:formula="of:=ABS(100-[.T34])" office:value-type="float" office:value="0.00711888946018746" calcext:value-type="float">
            <text:p>0.0071188895</text:p>
          </table:table-cell>
          <table:table-cell/>
          <table:table-cell table:formula="of:=[.D34]*100/[.R34]" office:value-type="float" office:value="92.4747394581098" calcext:value-type="float">
            <text:p>92.4747394581</text:p>
          </table:table-cell>
          <table:table-cell table:formula="of:=ABS(100-[.W34])" office:value-type="float" office:value="7.52526054189019" calcext:value-type="float">
            <text:p>7.5252605419</text:p>
          </table:table-cell>
          <table:table-cell/>
          <table:table-cell table:formula="of:=SUM([.U32:.U41])/10" office:value-type="float" office:value="0.189998062659772" calcext:value-type="float">
            <text:p>0.1899980627</text:p>
          </table:table-cell>
          <table:table-cell table:number-columns-repeated="998"/>
        </table:table-row>
        <table:table-row table:style-name="ro1">
          <table:table-cell office:value-type="float" office:value="9.4622" calcext:value-type="float">
            <text:p>9.4622</text:p>
          </table:table-cell>
          <table:table-cell office:value-type="float" office:value="7560" calcext:value-type="float">
            <text:p>756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5] *100/[.R35]" office:value-type="float" office:value="98.1324283281232" calcext:value-type="float">
            <text:p>98.1324283281</text:p>
          </table:table-cell>
          <table:table-cell table:formula="of:=ABS(100-[.T35])" office:value-type="float" office:value="1.86757167187677" calcext:value-type="float">
            <text:p>1.8675716719</text:p>
          </table:table-cell>
          <table:table-cell/>
          <table:table-cell table:formula="of:=[.D35]*100/[.R35]" office:value-type="float" office:value="103.709949407245" calcext:value-type="float">
            <text:p>103.7099494072</text:p>
          </table:table-cell>
          <table:table-cell table:formula="of:=ABS(100-[.W35])" office:value-type="float" office:value="3.70994940724486" calcext:value-type="float">
            <text:p>3.7099494072</text:p>
          </table:table-cell>
          <table:table-cell table:number-columns-repeated="1000"/>
        </table:table-row>
        <table:table-row table:style-name="ro1">
          <table:table-cell office:value-type="float" office:value="9.64198" calcext:value-type="float">
            <text:p>9.64198</text:p>
          </table:table-cell>
          <table:table-cell office:value-type="float" office:value="14191" calcext:value-type="float">
            <text:p>14191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6] *100/[.R36]" office:value-type="float" office:value="99.9969257985667" calcext:value-type="float">
            <text:p>99.9969257986</text:p>
          </table:table-cell>
          <table:table-cell table:formula="of:=ABS(100-[.T36])" office:value-type="float" office:value="0.00307420143332138" calcext:value-type="float">
            <text:p>0.0030742014</text:p>
          </table:table-cell>
          <table:table-cell/>
          <table:table-cell table:formula="of:=[.D36]*100/[.R36]" office:value-type="float" office:value="96.7959182101121" calcext:value-type="float">
            <text:p>96.7959182101</text:p>
          </table:table-cell>
          <table:table-cell table:formula="of:=ABS(100-[.W36])" office:value-type="float" office:value="3.20408178988794" calcext:value-type="float">
            <text:p>3.2040817899</text:p>
          </table:table-cell>
          <table:table-cell/>
          <table:table-cell table:formula="of:=SUM([.E32:.E41])/10" office:value-type="float" office:value="2.5" calcext:value-type="float">
            <text:p>2.5</text:p>
          </table:table-cell>
          <table:table-cell table:number-columns-repeated="998"/>
        </table:table-row>
        <table:table-row table:style-name="ro1">
          <table:table-cell office:value-type="float" office:value="9.64222" calcext:value-type="float">
            <text:p>9.64222</text:p>
          </table:table-cell>
          <table:table-cell office:value-type="float" office:value="13424" calcext:value-type="float">
            <text:p>13424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9.75" calcext:value-type="float">
            <text:p>9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7] *100/[.R37]" office:value-type="float" office:value="99.9994148373525" calcext:value-type="float">
            <text:p>99.9994148374</text:p>
          </table:table-cell>
          <table:table-cell table:formula="of:=ABS(100-[.T37])" office:value-type="float" office:value="0.00058516264753905" calcext:value-type="float">
            <text:p>0.0005851626</text:p>
          </table:table-cell>
          <table:table-cell/>
          <table:table-cell table:formula="of:=[.D37]*100/[.R37]" office:value-type="float" office:value="101.117200672064" calcext:value-type="float">
            <text:p>101.1172006721</text:p>
          </table:table-cell>
          <table:table-cell table:formula="of:=ABS(100-[.W37])" office:value-type="float" office:value="1.11720067206375" calcext:value-type="float">
            <text:p>1.1172006721</text:p>
          </table:table-cell>
          <table:table-cell table:number-columns-repeated="1000"/>
        </table:table-row>
        <table:table-row table:style-name="ro1">
          <table:table-cell office:value-type="float" office:value="9.6417" calcext:value-type="float">
            <text:p>9.6417</text:p>
          </table:table-cell>
          <table:table-cell office:value-type="float" office:value="34470" calcext:value-type="float">
            <text:p>3447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8] *100/[.R38]" office:value-type="float" office:value="99.9940219199833" calcext:value-type="float">
            <text:p>99.99402192</text:p>
          </table:table-cell>
          <table:table-cell table:formula="of:=ABS(100-[.T38])" office:value-type="float" office:value="0.00597808001671751" calcext:value-type="float">
            <text:p>0.00597808</text:p>
          </table:table-cell>
          <table:table-cell/>
          <table:table-cell table:formula="of:=[.D38]*100/[.R38]" office:value-type="float" office:value="93.3389544665204" calcext:value-type="float">
            <text:p>93.3389544665</text:p>
          </table:table-cell>
          <table:table-cell table:formula="of:=ABS(100-[.W38])" office:value-type="float" office:value="6.66104553347962" calcext:value-type="float">
            <text:p>6.6610455335</text:p>
          </table:table-cell>
          <table:table-cell/>
          <table:table-cell table:formula="of:=SUM([.X32:.X41])/10" office:value-type="float" office:value="7.12267782493545" calcext:value-type="float">
            <text:p>7.1226778249</text:p>
          </table:table-cell>
          <table:table-cell table:number-columns-repeated="998"/>
        </table:table-row>
        <table:table-row table:style-name="ro1">
          <table:table-cell office:value-type="float" office:value="9.64198" calcext:value-type="float">
            <text:p>9.64198</text:p>
          </table:table-cell>
          <table:table-cell office:value-type="float" office:value="16508" calcext:value-type="float">
            <text:p>1650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.25" calcext:value-type="float">
            <text:p>9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39] *100/[.R39]" office:value-type="float" office:value="99.9969257985667" calcext:value-type="float">
            <text:p>99.9969257986</text:p>
          </table:table-cell>
          <table:table-cell table:formula="of:=ABS(100-[.T39])" office:value-type="float" office:value="0.00307420143332138" calcext:value-type="float">
            <text:p>0.0030742014</text:p>
          </table:table-cell>
          <table:table-cell/>
          <table:table-cell table:formula="of:=[.D39]*100/[.R39]" office:value-type="float" office:value="95.9317032017015" calcext:value-type="float">
            <text:p>95.9317032017</text:p>
          </table:table-cell>
          <table:table-cell table:formula="of:=ABS(100-[.W39])" office:value-type="float" office:value="4.06829679829851" calcext:value-type="float">
            <text:p>4.0682967983</text:p>
          </table:table-cell>
          <table:table-cell table:number-columns-repeated="1000"/>
        </table:table-row>
        <table:table-row table:style-name="ro1">
          <table:table-cell office:value-type="float" office:value="9.64231" calcext:value-type="float">
            <text:p>9.64231</text:p>
          </table:table-cell>
          <table:table-cell office:value-type="float" office:value="19608" calcext:value-type="float">
            <text:p>1960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0.25" calcext:value-type="float">
            <text:p>10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40] *100/[.R40]" office:value-type="float" office:value="100.000348226897" calcext:value-type="float">
            <text:p>100.0003482269</text:p>
          </table:table-cell>
          <table:table-cell table:formula="of:=ABS(100-[.T40])" office:value-type="float" office:value="0.000348226897116888" calcext:value-type="float">
            <text:p>0.0003482269</text:p>
          </table:table-cell>
          <table:table-cell/>
          <table:table-cell table:formula="of:=[.D40]*100/[.R40]" office:value-type="float" office:value="106.302698142426" calcext:value-type="float">
            <text:p>106.3026981424</text:p>
          </table:table-cell>
          <table:table-cell table:formula="of:=ABS(100-[.W40])" office:value-type="float" office:value="6.30269814242598" calcext:value-type="float">
            <text:p>6.3026981424</text:p>
          </table:table-cell>
          <table:table-cell table:number-columns-repeated="1000"/>
        </table:table-row>
        <table:table-row table:style-name="ro1">
          <table:table-cell office:value-type="float" office:value="9.64187" calcext:value-type="float">
            <text:p>9.64187</text:p>
          </table:table-cell>
          <table:table-cell office:value-type="float" office:value="12550" calcext:value-type="float">
            <text:p>1255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9.642276423" calcext:value-type="float">
            <text:p>9.642276423</text:p>
          </table:table-cell>
          <table:table-cell/>
          <table:table-cell table:formula="of:=[.A41] *100/[.R41]" office:value-type="float" office:value="99.9957849891232" calcext:value-type="float">
            <text:p>99.9957849891</text:p>
          </table:table-cell>
          <table:table-cell table:formula="of:=ABS(100-[.T41])" office:value-type="float" office:value="0.00421501087677711" calcext:value-type="float">
            <text:p>0.0042150109</text:p>
          </table:table-cell>
          <table:table-cell/>
          <table:table-cell table:formula="of:=[.D41]*100/[.R41]" office:value-type="float" office:value="106.302698142426" calcext:value-type="float">
            <text:p>106.3026981424</text:p>
          </table:table-cell>
          <table:table-cell table:formula="of:=ABS(100-[.W41])" office:value-type="float" office:value="6.30269814242598" calcext:value-type="float">
            <text:p>6.3026981424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10+0 + 3+2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7.94707" calcext:value-type="float">
            <text:p>7.94707</text:p>
          </table:table-cell>
          <table:table-cell office:value-type="float" office:value="10184" calcext:value-type="float">
            <text:p>1018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.16667" calcext:value-type="float">
            <text:p>8.1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V=</text:p>
          </table:table-cell>
          <table:table-cell office:value-type="float" office:value="7.94634628" calcext:value-type="float">
            <text:p>7.94634628</text:p>
          </table:table-cell>
          <table:table-cell/>
          <table:table-cell table:formula="of:=[.A45] *100/[.R45]" office:value-type="float" office:value="100.009107581957" calcext:value-type="float">
            <text:p>100.009107582</text:p>
          </table:table-cell>
          <table:table-cell table:formula="of:=ABS(100-[.T45])" office:value-type="float" office:value="0.0091075819565134" calcext:value-type="float">
            <text:p>0.009107582</text:p>
          </table:table-cell>
          <table:table-cell/>
          <table:table-cell table:formula="of:=[.D45]*100/[.R45]" office:value-type="float" office:value="102.772641818474" calcext:value-type="float">
            <text:p>102.7726418185</text:p>
          </table:table-cell>
          <table:table-cell table:formula="of:=ABS(100-[.W45])" office:value-type="float" office:value="2.77264181847359" calcext:value-type="float">
            <text:p>2.7726418185</text:p>
          </table:table-cell>
          <table:table-cell/>
          <table:table-cell table:formula="of:=SUM([.B45:.B54])/10" office:value-type="float" office:value="13047.4" calcext:value-type="float">
            <text:p>13047.4</text:p>
          </table:table-cell>
          <table:table-cell table:number-columns-repeated="998"/>
        </table:table-row>
        <table:table-row table:style-name="ro1">
          <table:table-cell office:value-type="float" office:value="7.94678" calcext:value-type="float">
            <text:p>7.94678</text:p>
          </table:table-cell>
          <table:table-cell office:value-type="float" office:value="14474" calcext:value-type="float">
            <text:p>1447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46] *100/[.R46]" office:value-type="float" office:value="100.005458105961" calcext:value-type="float">
            <text:p>100.005458106</text:p>
          </table:table-cell>
          <table:table-cell table:formula="of:=ABS(100-[.T46])" office:value-type="float" office:value="0.00545810596112517" calcext:value-type="float">
            <text:p>0.005458106</text:p>
          </table:table-cell>
          <table:table-cell/>
          <table:table-cell table:formula="of:=[.D46]*100/[.R46]" office:value-type="float" office:value="96.4804418264038" calcext:value-type="float">
            <text:p>96.4804418264</text:p>
          </table:table-cell>
          <table:table-cell table:formula="of:=ABS(100-[.W46])" office:value-type="float" office:value="3.51955817359622" calcext:value-type="float">
            <text:p>3.5195581736</text:p>
          </table:table-cell>
          <table:table-cell table:number-columns-repeated="1000"/>
        </table:table-row>
        <table:table-row table:style-name="ro1">
          <table:table-cell office:value-type="float" office:value="7.94685" calcext:value-type="float">
            <text:p>7.94685</text:p>
          </table:table-cell>
          <table:table-cell office:value-type="float" office:value="12671" calcext:value-type="float">
            <text:p>1267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7.625" calcext:value-type="float">
            <text:p>7.625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47] *100/[.R47]" office:value-type="float" office:value="100.00633901396" calcext:value-type="float">
            <text:p>100.006339014</text:p>
          </table:table-cell>
          <table:table-cell table:formula="of:=ABS(100-[.T47])" office:value-type="float" office:value="0.0063390139600159" calcext:value-type="float">
            <text:p>0.006339014</text:p>
          </table:table-cell>
          <table:table-cell/>
          <table:table-cell table:formula="of:=[.D47]*100/[.R47]" office:value-type="float" office:value="95.9560498790647" calcext:value-type="float">
            <text:p>95.9560498791</text:p>
          </table:table-cell>
          <table:table-cell table:formula="of:=ABS(100-[.W47])" office:value-type="float" office:value="4.04395012093534" calcext:value-type="float">
            <text:p>4.0439501209</text:p>
          </table:table-cell>
          <table:table-cell/>
          <table:table-cell table:formula="of:=SUM([.U45:.U54])/10" office:value-type="float" office:value="0.00393861516943161" calcext:value-type="float">
            <text:p>0.0039386152</text:p>
          </table:table-cell>
          <table:table-cell table:number-columns-repeated="998"/>
        </table:table-row>
        <table:table-row table:style-name="ro1">
          <table:table-cell office:value-type="float" office:value="7.9464" calcext:value-type="float">
            <text:p>7.9464</text:p>
          </table:table-cell>
          <table:table-cell office:value-type="float" office:value="7956" calcext:value-type="float">
            <text:p>795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7.75" calcext:value-type="float">
            <text:p>7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48] *100/[.R48]" office:value-type="float" office:value="100.000676033967" calcext:value-type="float">
            <text:p>100.000676034</text:p>
          </table:table-cell>
          <table:table-cell table:formula="of:=ABS(100-[.T48])" office:value-type="float" office:value="0.000676033967138778" calcext:value-type="float">
            <text:p>0.000676034</text:p>
          </table:table-cell>
          <table:table-cell/>
          <table:table-cell table:formula="of:=[.D48]*100/[.R48]" office:value-type="float" office:value="97.5290998770821" calcext:value-type="float">
            <text:p>97.5290998771</text:p>
          </table:table-cell>
          <table:table-cell table:formula="of:=ABS(100-[.W48])" office:value-type="float" office:value="2.47090012291788" calcext:value-type="float">
            <text:p>2.4709001229</text:p>
          </table:table-cell>
          <table:table-cell table:number-columns-repeated="1000"/>
        </table:table-row>
        <table:table-row table:style-name="ro1">
          <table:table-cell office:value-type="float" office:value="7.94709" calcext:value-type="float">
            <text:p>7.94709</text:p>
          </table:table-cell>
          <table:table-cell office:value-type="float" office:value="13945" calcext:value-type="float">
            <text:p>13945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7.8333" calcext:value-type="float">
            <text:p>7.8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49] *100/[.R49]" office:value-type="float" office:value="100.009359269956" calcext:value-type="float">
            <text:p>100.00935927</text:p>
          </table:table-cell>
          <table:table-cell table:formula="of:=ABS(100-[.T49])" office:value-type="float" office:value="0.00935926995620662" calcext:value-type="float">
            <text:p>0.00935927</text:p>
          </table:table-cell>
          <table:table-cell/>
          <table:table-cell table:formula="of:=[.D49]*100/[.R49]" office:value-type="float" office:value="98.577380395761" calcext:value-type="float">
            <text:p>98.5773803958</text:p>
          </table:table-cell>
          <table:table-cell table:formula="of:=ABS(100-[.W49])" office:value-type="float" office:value="1.42261960423905" calcext:value-type="float">
            <text:p>1.4226196042</text:p>
          </table:table-cell>
          <table:table-cell/>
          <table:table-cell table:formula="of:=SUM([.E45:.E54])/10" office:value-type="float" office:value="2.8" calcext:value-type="float">
            <text:p>2.8</text:p>
          </table:table-cell>
          <table:table-cell table:number-columns-repeated="998"/>
        </table:table-row>
        <table:table-row table:style-name="ro1">
          <table:table-cell office:value-type="float" office:value="7.94645" calcext:value-type="float">
            <text:p>7.94645</text:p>
          </table:table-cell>
          <table:table-cell office:value-type="float" office:value="10142" calcext:value-type="float">
            <text:p>10142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50] *100/[.R50]" office:value-type="float" office:value="100.001305253966" calcext:value-type="float">
            <text:p>100.001305254</text:p>
          </table:table-cell>
          <table:table-cell table:formula="of:=ABS(100-[.T50])" office:value-type="float" office:value="0.00130525396635051" calcext:value-type="float">
            <text:p>0.001305254</text:p>
          </table:table-cell>
          <table:table-cell/>
          <table:table-cell table:formula="of:=[.D50]*100/[.R50]" office:value-type="float" office:value="94.3829998810472" calcext:value-type="float">
            <text:p>94.382999881</text:p>
          </table:table-cell>
          <table:table-cell table:formula="of:=ABS(100-[.W50])" office:value-type="float" office:value="5.61700011895279" calcext:value-type="float">
            <text:p>5.617000119</text:p>
          </table:table-cell>
          <table:table-cell table:number-columns-repeated="1000"/>
        </table:table-row>
        <table:table-row table:style-name="ro1">
          <table:table-cell office:value-type="float" office:value="7.94652" calcext:value-type="float">
            <text:p>7.94652</text:p>
          </table:table-cell>
          <table:table-cell office:value-type="float" office:value="17150" calcext:value-type="float">
            <text:p>17150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51] *100/[.R51]" office:value-type="float" office:value="100.002186161965" calcext:value-type="float">
            <text:p>100.002186162</text:p>
          </table:table-cell>
          <table:table-cell table:formula="of:=ABS(100-[.T51])" office:value-type="float" office:value="0.00218616196522703" calcext:value-type="float">
            <text:p>0.002186162</text:p>
          </table:table-cell>
          <table:table-cell/>
          <table:table-cell table:formula="of:=[.D51]*100/[.R51]" office:value-type="float" office:value="83.8960418422641" calcext:value-type="float">
            <text:p>83.8960418423</text:p>
          </table:table-cell>
          <table:table-cell table:formula="of:=ABS(100-[.W51])" office:value-type="float" office:value="16.1039581577359" calcext:value-type="float">
            <text:p>16.1039581577</text:p>
          </table:table-cell>
          <table:table-cell/>
          <table:table-cell table:formula="of:=SUM([.X45:.X54])/10" office:value-type="float" office:value="5.28016284737091" calcext:value-type="float">
            <text:p>5.2801628474</text:p>
          </table:table-cell>
          <table:table-cell table:number-columns-repeated="998"/>
        </table:table-row>
        <table:table-row table:style-name="ro1">
          <table:table-cell office:value-type="float" office:value="7.94649" calcext:value-type="float">
            <text:p>7.94649</text:p>
          </table:table-cell>
          <table:table-cell office:value-type="float" office:value="13522" calcext:value-type="float">
            <text:p>13522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52] *100/[.R52]" office:value-type="float" office:value="100.001808629966" calcext:value-type="float">
            <text:p>100.00180863</text:p>
          </table:table-cell>
          <table:table-cell table:formula="of:=ABS(100-[.T52])" office:value-type="float" office:value="0.00180862996572273" calcext:value-type="float">
            <text:p>0.00180863</text:p>
          </table:table-cell>
          <table:table-cell/>
          <table:table-cell table:formula="of:=[.D52]*100/[.R52]" office:value-type="float" office:value="99.6265418224387" calcext:value-type="float">
            <text:p>99.6265418224</text:p>
          </table:table-cell>
          <table:table-cell table:formula="of:=ABS(100-[.W52])" office:value-type="float" office:value="0.373458177561318" calcext:value-type="float">
            <text:p>0.3734581776</text:p>
          </table:table-cell>
          <table:table-cell table:number-columns-repeated="1000"/>
        </table:table-row>
        <table:table-row table:style-name="ro1">
          <table:table-cell office:value-type="float" office:value="7.94627" calcext:value-type="float">
            <text:p>7.94627</text:p>
          </table:table-cell>
          <table:table-cell office:value-type="float" office:value="14747" calcext:value-type="float">
            <text:p>1474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53] *100/[.R53]" office:value-type="float" office:value="99.9990400619692" calcext:value-type="float">
            <text:p>99.999040062</text:p>
          </table:table-cell>
          <table:table-cell table:formula="of:=ABS(100-[.T53])" office:value-type="float" office:value="0.000959938030788976" calcext:value-type="float">
            <text:p>0.000959938</text:p>
          </table:table-cell>
          <table:table-cell/>
          <table:table-cell table:formula="of:=[.D53]*100/[.R53]" office:value-type="float" office:value="84.9446998929425" calcext:value-type="float">
            <text:p>84.9446998929</text:p>
          </table:table-cell>
          <table:table-cell table:formula="of:=ABS(100-[.W53])" office:value-type="float" office:value="15.0553001070575" calcext:value-type="float">
            <text:p>15.0553001071</text:p>
          </table:table-cell>
          <table:table-cell table:number-columns-repeated="1000"/>
        </table:table-row>
        <table:table-row table:style-name="ro1">
          <table:table-cell office:value-type="float" office:value="7.94652" calcext:value-type="float">
            <text:p>7.94652</text:p>
          </table:table-cell>
          <table:table-cell office:value-type="float" office:value="15683" calcext:value-type="float">
            <text:p>15683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office:value-type="float" office:value="7.94634628" calcext:value-type="float">
            <text:p>7.94634628</text:p>
          </table:table-cell>
          <table:table-cell/>
          <table:table-cell table:formula="of:=[.A54] *100/[.R54]" office:value-type="float" office:value="100.002186161965" calcext:value-type="float">
            <text:p>100.002186162</text:p>
          </table:table-cell>
          <table:table-cell table:formula="of:=ABS(100-[.T54])" office:value-type="float" office:value="0.00218616196522703" calcext:value-type="float">
            <text:p>0.002186162</text:p>
          </table:table-cell>
          <table:table-cell/>
          <table:table-cell table:formula="of:=[.D54]*100/[.R54]" office:value-type="float" office:value="98.5777579277605" calcext:value-type="float">
            <text:p>98.5777579278</text:p>
          </table:table-cell>
          <table:table-cell table:formula="of:=ABS(100-[.W54])" office:value-type="float" office:value="1.42224207223953" calcext:value-type="float">
            <text:p>1.4222420722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5+3 + 2+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6.44945" calcext:value-type="float">
            <text:p>6.44945</text:p>
          </table:table-cell>
          <table:table-cell office:value-type="float" office:value="5472" calcext:value-type="float">
            <text:p>547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45" calcext:value-type="float">
            <text:p>6.45</text:p>
          </table:table-cell>
          <table:table-cell/>
          <table:table-cell table:formula="of:=[.A58] *100/[.R58]" office:value-type="float" office:value="99.9914728682171" calcext:value-type="float">
            <text:p>99.9914728682</text:p>
          </table:table-cell>
          <table:table-cell table:formula="of:=ABS(100-[.T58])" office:value-type="float" office:value="0.00852713178295517" calcext:value-type="float">
            <text:p>0.0085271318</text:p>
          </table:table-cell>
          <table:table-cell/>
          <table:table-cell table:formula="of:=[.D58]*100/[.R58]" office:value-type="float" office:value="104.651162790698" calcext:value-type="float">
            <text:p>104.6511627907</text:p>
          </table:table-cell>
          <table:table-cell table:formula="of:=ABS(100-[.W58])" office:value-type="float" office:value="4.65116279069767" calcext:value-type="float">
            <text:p>4.6511627907</text:p>
          </table:table-cell>
          <table:table-cell/>
          <table:table-cell table:formula="of:=SUM([.B58:.B67])/10" office:value-type="float" office:value="5568.5" calcext:value-type="float">
            <text:p>5568.5</text:p>
          </table:table-cell>
          <table:table-cell table:number-columns-repeated="998"/>
        </table:table-row>
        <table:table-row table:style-name="ro1">
          <table:table-cell office:value-type="float" office:value="6.44976" calcext:value-type="float">
            <text:p>6.44976</text:p>
          </table:table-cell>
          <table:table-cell office:value-type="float" office:value="4334" calcext:value-type="float">
            <text:p>433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59] *100/[.R59]" office:value-type="float" office:value="99.9962790697674" calcext:value-type="float">
            <text:p>99.9962790698</text:p>
          </table:table-cell>
          <table:table-cell table:formula="of:=ABS(100-[.T59])" office:value-type="float" office:value="0.0037209302325607" calcext:value-type="float">
            <text:p>0.0037209302</text:p>
          </table:table-cell>
          <table:table-cell/>
          <table:table-cell table:formula="of:=[.D59]*100/[.R59]" office:value-type="float" office:value="104.651162790698" calcext:value-type="float">
            <text:p>104.6511627907</text:p>
          </table:table-cell>
          <table:table-cell table:formula="of:=ABS(100-[.W59])" office:value-type="float" office:value="4.65116279069767" calcext:value-type="float">
            <text:p>4.6511627907</text:p>
          </table:table-cell>
          <table:table-cell table:number-columns-repeated="1000"/>
        </table:table-row>
        <table:table-row table:style-name="ro1">
          <table:table-cell office:value-type="float" office:value="6.4493" calcext:value-type="float">
            <text:p>6.4493</text:p>
          </table:table-cell>
          <table:table-cell office:value-type="float" office:value="9801" calcext:value-type="float">
            <text:p>980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6" calcext:value-type="float">
            <text:p>6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0] *100/[.R60]" office:value-type="float" office:value="99.9891472868217" calcext:value-type="float">
            <text:p>99.9891472868</text:p>
          </table:table-cell>
          <table:table-cell table:formula="of:=ABS(100-[.T60])" office:value-type="float" office:value="0.0108527131783092" calcext:value-type="float">
            <text:p>0.0108527132</text:p>
          </table:table-cell>
          <table:table-cell/>
          <table:table-cell table:formula="of:=[.D60]*100/[.R60]" office:value-type="float" office:value="104.651162790698" calcext:value-type="float">
            <text:p>104.6511627907</text:p>
          </table:table-cell>
          <table:table-cell table:formula="of:=ABS(100-[.W60])" office:value-type="float" office:value="4.65116279069767" calcext:value-type="float">
            <text:p>4.6511627907</text:p>
          </table:table-cell>
          <table:table-cell/>
          <table:table-cell table:formula="of:=SUM([.U58:.U67])/10" office:value-type="float" office:value="0.00671317829457934" calcext:value-type="float">
            <text:p>0.0067131783</text:p>
          </table:table-cell>
          <table:table-cell table:number-columns-repeated="998"/>
        </table:table-row>
        <table:table-row table:style-name="ro1">
          <table:table-cell office:value-type="float" office:value="6.44958" calcext:value-type="float">
            <text:p>6.44958</text:p>
          </table:table-cell>
          <table:table-cell office:value-type="float" office:value="3913" calcext:value-type="float">
            <text:p>391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1] *100/[.R61]" office:value-type="float" office:value="99.993488372093" calcext:value-type="float">
            <text:p>99.9934883721</text:p>
          </table:table-cell>
          <table:table-cell table:formula="of:=ABS(100-[.T61])" office:value-type="float" office:value="0.00651162790698834" calcext:value-type="float">
            <text:p>0.0065116279</text:p>
          </table:table-cell>
          <table:table-cell/>
          <table:table-cell table:formula="of:=[.D61]*100/[.R61]" office:value-type="float" office:value="100.77519379845" calcext:value-type="float">
            <text:p>100.7751937985</text:p>
          </table:table-cell>
          <table:table-cell table:formula="of:=ABS(100-[.W61])" office:value-type="float" office:value="0.775193798449607" calcext:value-type="float">
            <text:p>0.7751937984</text:p>
          </table:table-cell>
          <table:table-cell table:number-columns-repeated="1000"/>
        </table:table-row>
        <table:table-row table:style-name="ro1">
          <table:table-cell office:value-type="float" office:value="6.45022" calcext:value-type="float">
            <text:p>6.45022</text:p>
          </table:table-cell>
          <table:table-cell office:value-type="float" office:value="3238" calcext:value-type="float">
            <text:p>3238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2] *100/[.R62]" office:value-type="float" office:value="100.003410852713" calcext:value-type="float">
            <text:p>100.0034108527</text:p>
          </table:table-cell>
          <table:table-cell table:formula="of:=ABS(100-[.T62])" office:value-type="float" office:value="0.00341085271315933" calcext:value-type="float">
            <text:p>0.0034108527</text:p>
          </table:table-cell>
          <table:table-cell/>
          <table:table-cell table:formula="of:=[.D62]*100/[.R62]" office:value-type="float" office:value="108.527131782946" calcext:value-type="float">
            <text:p>108.5271317829</text:p>
          </table:table-cell>
          <table:table-cell table:formula="of:=ABS(100-[.W62])" office:value-type="float" office:value="8.52713178294573" calcext:value-type="float">
            <text:p>8.5271317829</text:p>
          </table:table-cell>
          <table:table-cell/>
          <table:table-cell table:formula="of:=SUM([.E58:.E67])/1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6.4499" calcext:value-type="float">
            <text:p>6.4499</text:p>
          </table:table-cell>
          <table:table-cell office:value-type="float" office:value="2511" calcext:value-type="float">
            <text:p>2511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3] *100/[.R63]" office:value-type="float" office:value="99.9984496124031" calcext:value-type="float">
            <text:p>99.9984496124</text:p>
          </table:table-cell>
          <table:table-cell table:formula="of:=ABS(100-[.T63])" office:value-type="float" office:value="0.0015503875969074" calcext:value-type="float">
            <text:p>0.0015503876</text:p>
          </table:table-cell>
          <table:table-cell/>
          <table:table-cell table:formula="of:=[.D63]*100/[.R63]" office:value-type="float" office:value="104.651162790698" calcext:value-type="float">
            <text:p>104.6511627907</text:p>
          </table:table-cell>
          <table:table-cell table:formula="of:=ABS(100-[.W63])" office:value-type="float" office:value="4.65116279069767" calcext:value-type="float">
            <text:p>4.6511627907</text:p>
          </table:table-cell>
          <table:table-cell table:number-columns-repeated="1000"/>
        </table:table-row>
        <table:table-row table:style-name="ro1">
          <table:table-cell office:value-type="float" office:value="6.44917" calcext:value-type="float">
            <text:p>6.44917</text:p>
          </table:table-cell>
          <table:table-cell office:value-type="float" office:value="10391" calcext:value-type="float">
            <text:p>10391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4] *100/[.R64]" office:value-type="float" office:value="99.9871317829457" calcext:value-type="float">
            <text:p>99.9871317829</text:p>
          </table:table-cell>
          <table:table-cell table:formula="of:=ABS(100-[.T64])" office:value-type="float" office:value="0.012868217054276" calcext:value-type="float">
            <text:p>0.0128682171</text:p>
          </table:table-cell>
          <table:table-cell/>
          <table:table-cell table:formula="of:=[.D64]*100/[.R64]" office:value-type="float" office:value="100.77519379845" calcext:value-type="float">
            <text:p>100.7751937985</text:p>
          </table:table-cell>
          <table:table-cell table:formula="of:=ABS(100-[.W64])" office:value-type="float" office:value="0.775193798449607" calcext:value-type="float">
            <text:p>0.7751937984</text:p>
          </table:table-cell>
          <table:table-cell/>
          <table:table-cell table:formula="of:=SUM([.X58:.X67])/10" office:value-type="float" office:value="3.87596899224806" calcext:value-type="float">
            <text:p>3.8759689922</text:p>
          </table:table-cell>
          <table:table-cell table:number-columns-repeated="998"/>
        </table:table-row>
        <table:table-row table:style-name="ro1">
          <table:table-cell office:value-type="float" office:value="6.44945" calcext:value-type="float">
            <text:p>6.44945</text:p>
          </table:table-cell>
          <table:table-cell office:value-type="float" office:value="7647" calcext:value-type="float">
            <text:p>7647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5] *100/[.R65]" office:value-type="float" office:value="99.9914728682171" calcext:value-type="float">
            <text:p>99.9914728682</text:p>
          </table:table-cell>
          <table:table-cell table:formula="of:=ABS(100-[.T65])" office:value-type="float" office:value="0.00852713178295517" calcext:value-type="float">
            <text:p>0.0085271318</text:p>
          </table:table-cell>
          <table:table-cell/>
          <table:table-cell table:formula="of:=[.D65]*100/[.R65]" office:value-type="float" office:value="104.651162790698" calcext:value-type="float">
            <text:p>104.6511627907</text:p>
          </table:table-cell>
          <table:table-cell table:formula="of:=ABS(100-[.W65])" office:value-type="float" office:value="4.65116279069767" calcext:value-type="float">
            <text:p>4.6511627907</text:p>
          </table:table-cell>
          <table:table-cell table:number-columns-repeated="1000"/>
        </table:table-row>
        <table:table-row table:style-name="ro1">
          <table:table-cell office:value-type="float" office:value="6.44962" calcext:value-type="float">
            <text:p>6.44962</text:p>
          </table:table-cell>
          <table:table-cell office:value-type="float" office:value="2697" calcext:value-type="float">
            <text:p>269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6] *100/[.R66]" office:value-type="float" office:value="99.9941085271318" calcext:value-type="float">
            <text:p>99.9941085271</text:p>
          </table:table-cell>
          <table:table-cell table:formula="of:=ABS(100-[.T66])" office:value-type="float" office:value="0.00589147286822822" calcext:value-type="float">
            <text:p>0.0058914729</text:p>
          </table:table-cell>
          <table:table-cell/>
          <table:table-cell table:formula="of:=[.D66]*100/[.R66]" office:value-type="float" office:value="104.651162790698" calcext:value-type="float">
            <text:p>104.6511627907</text:p>
          </table:table-cell>
          <table:table-cell table:formula="of:=ABS(100-[.W66])" office:value-type="float" office:value="4.65116279069767" calcext:value-type="float">
            <text:p>4.6511627907</text:p>
          </table:table-cell>
          <table:table-cell table:number-columns-repeated="1000"/>
        </table:table-row>
        <table:table-row table:style-name="ro1">
          <table:table-cell office:value-type="float" office:value="6.44966" calcext:value-type="float">
            <text:p>6.44966</text:p>
          </table:table-cell>
          <table:table-cell office:value-type="float" office:value="5681" calcext:value-type="float">
            <text:p>5681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/>
          <table:table-cell office:value-type="float" office:value="6.45" calcext:value-type="float">
            <text:p>6.45</text:p>
          </table:table-cell>
          <table:table-cell/>
          <table:table-cell table:formula="of:=[.A67] *100/[.R67]" office:value-type="float" office:value="99.9947286821705" calcext:value-type="float">
            <text:p>99.9947286822</text:p>
          </table:table-cell>
          <table:table-cell table:formula="of:=ABS(100-[.T67])" office:value-type="float" office:value="0.00527131782945389" calcext:value-type="float">
            <text:p>0.0052713178</text:p>
          </table:table-cell>
          <table:table-cell/>
          <table:table-cell table:formula="of:=[.D67]*100/[.R67]" office:value-type="float" office:value="100.77519379845" calcext:value-type="float">
            <text:p>100.7751937985</text:p>
          </table:table-cell>
          <table:table-cell table:formula="of:=ABS(100-[.W67])" office:value-type="float" office:value="0.775193798449607" calcext:value-type="float">
            <text:p>0.7751937984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9+3 – 5+2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7.41349" calcext:value-type="float">
            <text:p>7.41349</text:p>
          </table:table-cell>
          <table:table-cell office:value-type="float" office:value="24927" calcext:value-type="float">
            <text:p>2492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V=</text:p>
          </table:table-cell>
          <table:table-cell office:value-type="float" office:value="7.413182359" calcext:value-type="float">
            <text:p>7.413182359</text:p>
          </table:table-cell>
          <table:table-cell/>
          <table:table-cell table:formula="of:=[.A71] *100/[.R71]" office:value-type="float" office:value="100.004149918147" calcext:value-type="float">
            <text:p>100.0041499181</text:p>
          </table:table-cell>
          <table:table-cell table:formula="of:=ABS(100-[.T71])" office:value-type="float" office:value="0.00414991814719201" calcext:value-type="float">
            <text:p>0.0041499181</text:p>
          </table:table-cell>
          <table:table-cell/>
          <table:table-cell table:formula="of:=[.D71]*100/[.R71]" office:value-type="float" office:value="101.17112512273" calcext:value-type="float">
            <text:p>101.1711251227</text:p>
          </table:table-cell>
          <table:table-cell table:formula="of:=ABS(100-[.W71])" office:value-type="float" office:value="1.17112512272949" calcext:value-type="float">
            <text:p>1.1711251227</text:p>
          </table:table-cell>
          <table:table-cell/>
          <table:table-cell table:formula="of:=SUM([.B71:.B80])/10" office:value-type="float" office:value="32649.3" calcext:value-type="float">
            <text:p>32649.3</text:p>
          </table:table-cell>
          <table:table-cell table:number-columns-repeated="998"/>
        </table:table-row>
        <table:table-row table:style-name="ro1">
          <table:table-cell office:value-type="float" office:value="7.41273" calcext:value-type="float">
            <text:p>7.41273</text:p>
          </table:table-cell>
          <table:table-cell office:value-type="float" office:value="51616" calcext:value-type="float">
            <text:p>51616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2] *100/[.R72]" office:value-type="float" office:value="99.9938979108014" calcext:value-type="float">
            <text:p>99.9938979108</text:p>
          </table:table-cell>
          <table:table-cell table:formula="of:=ABS(100-[.T72])" office:value-type="float" office:value="0.0061020891985919" calcext:value-type="float">
            <text:p>0.0061020892</text:p>
          </table:table-cell>
          <table:table-cell/>
          <table:table-cell table:formula="of:=[.D72]*100/[.R72]" office:value-type="float" office:value="98.9228329328354" calcext:value-type="float">
            <text:p>98.9228329328</text:p>
          </table:table-cell>
          <table:table-cell table:formula="of:=ABS(100-[.W72])" office:value-type="float" office:value="1.07716706716455" calcext:value-type="float">
            <text:p>1.0771670672</text:p>
          </table:table-cell>
          <table:table-cell table:number-columns-repeated="1000"/>
        </table:table-row>
        <table:table-row table:style-name="ro1">
          <table:table-cell office:value-type="float" office:value="7.41341" calcext:value-type="float">
            <text:p>7.41341</text:p>
          </table:table-cell>
          <table:table-cell office:value-type="float" office:value="47278" calcext:value-type="float">
            <text:p>47278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7.25" calcext:value-type="float">
            <text:p>7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3] *100/[.R73]" office:value-type="float" office:value="100.003070759479" calcext:value-type="float">
            <text:p>100.0030707595</text:p>
          </table:table-cell>
          <table:table-cell table:formula="of:=ABS(100-[.T73])" office:value-type="float" office:value="0.00307075947920055" calcext:value-type="float">
            <text:p>0.0030707595</text:p>
          </table:table-cell>
          <table:table-cell/>
          <table:table-cell table:formula="of:=[.D73]*100/[.R73]" office:value-type="float" office:value="97.7987542853052" calcext:value-type="float">
            <text:p>97.7987542853</text:p>
          </table:table-cell>
          <table:table-cell table:formula="of:=ABS(100-[.W73])" office:value-type="float" office:value="2.20124571469482" calcext:value-type="float">
            <text:p>2.2012457147</text:p>
          </table:table-cell>
          <table:table-cell/>
          <table:table-cell table:formula="of:=SUM([.U71:.U80])/10" office:value-type="float" office:value="0.00265106388164895" calcext:value-type="float">
            <text:p>0.0026510639</text:p>
          </table:table-cell>
          <table:table-cell table:number-columns-repeated="998"/>
        </table:table-row>
        <table:table-row table:style-name="ro1">
          <table:table-cell office:value-type="float" office:value="7.4132" calcext:value-type="float">
            <text:p>7.4132</text:p>
          </table:table-cell>
          <table:table-cell office:value-type="float" office:value="18492" calcext:value-type="float">
            <text:p>18492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4] *100/[.R74]" office:value-type="float" office:value="100.000237967976" calcext:value-type="float">
            <text:p>100.000237968</text:p>
          </table:table-cell>
          <table:table-cell table:formula="of:=ABS(100-[.T74])" office:value-type="float" office:value="0.000237967975763809" calcext:value-type="float">
            <text:p>0.000237968</text:p>
          </table:table-cell>
          <table:table-cell/>
          <table:table-cell table:formula="of:=[.D74]*100/[.R74]" office:value-type="float" office:value="87.6816417730322" calcext:value-type="float">
            <text:p>87.681641773</text:p>
          </table:table-cell>
          <table:table-cell table:formula="of:=ABS(100-[.W74])" office:value-type="float" office:value="12.3183582269678" calcext:value-type="float">
            <text:p>12.318358227</text:p>
          </table:table-cell>
          <table:table-cell table:number-columns-repeated="1000"/>
        </table:table-row>
        <table:table-row table:style-name="ro1">
          <table:table-cell office:value-type="float" office:value="7.41269" calcext:value-type="float">
            <text:p>7.41269</text:p>
          </table:table-cell>
          <table:table-cell office:value-type="float" office:value="70578" calcext:value-type="float">
            <text:p>70578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5] *100/[.R75]" office:value-type="float" office:value="99.9933583314674" calcext:value-type="float">
            <text:p>99.9933583315</text:p>
          </table:table-cell>
          <table:table-cell table:formula="of:=ABS(100-[.T75])" office:value-type="float" office:value="0.00664166853258053" calcext:value-type="float">
            <text:p>0.0066416685</text:p>
          </table:table-cell>
          <table:table-cell/>
          <table:table-cell table:formula="of:=[.D75]*100/[.R75]" office:value-type="float" office:value="101.17112512273" calcext:value-type="float">
            <text:p>101.1711251227</text:p>
          </table:table-cell>
          <table:table-cell table:formula="of:=ABS(100-[.W75])" office:value-type="float" office:value="1.17112512272949" calcext:value-type="float">
            <text:p>1.1711251227</text:p>
          </table:table-cell>
          <table:table-cell/>
          <table:table-cell table:formula="of:=SUM([.E71:.E80])/10" office:value-type="float" office:value="2.3" calcext:value-type="float">
            <text:p>2.3</text:p>
          </table:table-cell>
          <table:table-cell table:number-columns-repeated="998"/>
        </table:table-row>
        <table:table-row table:style-name="ro1">
          <table:table-cell office:value-type="float" office:value="7.41319" calcext:value-type="float">
            <text:p>7.41319</text:p>
          </table:table-cell>
          <table:table-cell office:value-type="float" office:value="10948" calcext:value-type="float">
            <text:p>10948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6] *100/[.R76]" office:value-type="float" office:value="100.000103073142" calcext:value-type="float">
            <text:p>100.0001030731</text:p>
          </table:table-cell>
          <table:table-cell table:formula="of:=ABS(100-[.T76])" office:value-type="float" office:value="0.000103073142270205" calcext:value-type="float">
            <text:p>0.0001030731</text:p>
          </table:table-cell>
          <table:table-cell/>
          <table:table-cell table:formula="of:=[.D76]*100/[.R76]" office:value-type="float" office:value="103.419417312624" calcext:value-type="float">
            <text:p>103.4194173126</text:p>
          </table:table-cell>
          <table:table-cell table:formula="of:=ABS(100-[.W76])" office:value-type="float" office:value="3.41941731262354" calcext:value-type="float">
            <text:p>3.4194173126</text:p>
          </table:table-cell>
          <table:table-cell table:number-columns-repeated="1000"/>
        </table:table-row>
        <table:table-row table:style-name="ro1">
          <table:table-cell office:value-type="float" office:value="7.4135" calcext:value-type="float">
            <text:p>7.4135</text:p>
          </table:table-cell>
          <table:table-cell office:value-type="float" office:value="29147" calcext:value-type="float">
            <text:p>2914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.83333" calcext:value-type="float">
            <text:p>6.8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7] *100/[.R77]" office:value-type="float" office:value="100.004284812981" calcext:value-type="float">
            <text:p>100.004284813</text:p>
          </table:table-cell>
          <table:table-cell table:formula="of:=ABS(100-[.T77])" office:value-type="float" office:value="0.00428481298068562" calcext:value-type="float">
            <text:p>0.004284813</text:p>
          </table:table-cell>
          <table:table-cell/>
          <table:table-cell table:formula="of:=[.D77]*100/[.R77]" office:value-type="float" office:value="92.1780912579868" calcext:value-type="float">
            <text:p>92.178091258</text:p>
          </table:table-cell>
          <table:table-cell table:formula="of:=ABS(100-[.W77])" office:value-type="float" office:value="7.82190874201319" calcext:value-type="float">
            <text:p>7.821908742</text:p>
          </table:table-cell>
          <table:table-cell/>
          <table:table-cell table:formula="of:=SUM([.X71:.X80])/10" office:value-type="float" office:value="4.72133266187739" calcext:value-type="float">
            <text:p>4.7213326619</text:p>
          </table:table-cell>
          <table:table-cell table:number-columns-repeated="998"/>
        </table:table-row>
        <table:table-row table:style-name="ro1">
          <table:table-cell office:value-type="float" office:value="7.41311" calcext:value-type="float">
            <text:p>7.41311</text:p>
          </table:table-cell>
          <table:table-cell office:value-type="float" office:value="18212" calcext:value-type="float">
            <text:p>18212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8] *100/[.R78]" office:value-type="float" office:value="99.9990239144743" calcext:value-type="float">
            <text:p>99.9990239145</text:p>
          </table:table-cell>
          <table:table-cell table:formula="of:=ABS(100-[.T78])" office:value-type="float" office:value="0.00097608552572126" calcext:value-type="float">
            <text:p>0.0009760855</text:p>
          </table:table-cell>
          <table:table-cell/>
          <table:table-cell table:formula="of:=[.D78]*100/[.R78]" office:value-type="float" office:value="111.288237635002" calcext:value-type="float">
            <text:p>111.288237635</text:p>
          </table:table-cell>
          <table:table-cell table:formula="of:=ABS(100-[.W78])" office:value-type="float" office:value="11.2882376350024" calcext:value-type="float">
            <text:p>11.288237635</text:p>
          </table:table-cell>
          <table:table-cell table:number-columns-repeated="1000"/>
        </table:table-row>
        <table:table-row table:style-name="ro1">
          <table:table-cell office:value-type="float" office:value="7.41319" calcext:value-type="float">
            <text:p>7.41319</text:p>
          </table:table-cell>
          <table:table-cell office:value-type="float" office:value="22508" calcext:value-type="float">
            <text:p>2250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7.75" calcext:value-type="float">
            <text:p>7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79] *100/[.R79]" office:value-type="float" office:value="100.000103073142" calcext:value-type="float">
            <text:p>100.0001030731</text:p>
          </table:table-cell>
          <table:table-cell table:formula="of:=ABS(100-[.T79])" office:value-type="float" office:value="0.000103073142270205" calcext:value-type="float">
            <text:p>0.0001030731</text:p>
          </table:table-cell>
          <table:table-cell/>
          <table:table-cell table:formula="of:=[.D79]*100/[.R79]" office:value-type="float" office:value="104.543495960154" calcext:value-type="float">
            <text:p>104.5434959602</text:p>
          </table:table-cell>
          <table:table-cell table:formula="of:=ABS(100-[.W79])" office:value-type="float" office:value="4.54349596015381" calcext:value-type="float">
            <text:p>4.5434959602</text:p>
          </table:table-cell>
          <table:table-cell table:number-columns-repeated="1000"/>
        </table:table-row>
        <table:table-row table:style-name="ro1">
          <table:table-cell office:value-type="float" office:value="7.41312" calcext:value-type="float">
            <text:p>7.41312</text:p>
          </table:table-cell>
          <table:table-cell office:value-type="float" office:value="32787" calcext:value-type="float">
            <text:p>32787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7.25" calcext:value-type="float">
            <text:p>7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7" calcext:value-type="float">
            <text:p>7</text:p>
          </table:table-cell>
          <table:table-cell/>
          <table:table-cell office:value-type="float" office:value="7.413182359" calcext:value-type="float">
            <text:p>7.413182359</text:p>
          </table:table-cell>
          <table:table-cell/>
          <table:table-cell table:formula="of:=[.A80] *100/[.R80]" office:value-type="float" office:value="99.9991588093078" calcext:value-type="float">
            <text:p>99.9991588093</text:p>
          </table:table-cell>
          <table:table-cell table:formula="of:=ABS(100-[.T80])" office:value-type="float" office:value="0.000841190692213445" calcext:value-type="float">
            <text:p>0.0008411907</text:p>
          </table:table-cell>
          <table:table-cell/>
          <table:table-cell table:formula="of:=[.D80]*100/[.R80]" office:value-type="float" office:value="97.7987542853052" calcext:value-type="float">
            <text:p>97.7987542853</text:p>
          </table:table-cell>
          <table:table-cell table:formula="of:=ABS(100-[.W80])" office:value-type="float" office:value="2.20124571469482" calcext:value-type="float">
            <text:p>2.2012457147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10-3 + 6+3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float" office:value="9880" calcext:value-type="float">
            <text:p>988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.75" calcext:value-type="float">
            <text:p>7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7.179397993" calcext:value-type="float">
            <text:p>7.179397993</text:p>
          </table:table-cell>
          <table:table-cell/>
          <table:table-cell office:value-type="float" office:value="100.0448" calcext:value-type="float">
            <text:p>100.0448</text:p>
          </table:table-cell>
          <table:table-cell table:formula="of:=ABS(100-[.T84])" office:value-type="float" office:value="0.0447999999999951" calcext:value-type="float">
            <text:p>0.0448</text:p>
          </table:table-cell>
          <table:table-cell/>
          <table:table-cell table:formula="of:=[.D84]*100/[.R84]" office:value-type="float" office:value="107.947769542186" calcext:value-type="float">
            <text:p>107.9477695422</text:p>
          </table:table-cell>
          <table:table-cell table:formula="of:=ABS(100-[.W84])" office:value-type="float" office:value="7.94776954218645" calcext:value-type="float">
            <text:p>7.9477695422</text:p>
          </table:table-cell>
          <table:table-cell/>
          <table:table-cell table:formula="of:=SUM([.B84:.B93])/10" office:value-type="float" office:value="15865.2" calcext:value-type="float">
            <text:p>15865.2</text:p>
          </table:table-cell>
          <table:table-cell table:number-columns-repeated="998"/>
        </table:table-row>
        <table:table-row table:style-name="ro1">
          <table:table-cell office:value-type="float" office:value="7.18263" calcext:value-type="float">
            <text:p>7.18263</text:p>
          </table:table-cell>
          <table:table-cell office:value-type="float" office:value="21462" calcext:value-type="float">
            <text:p>2146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85] *100/[.R85]" office:value-type="float" office:value="100.045017799586" calcext:value-type="float">
            <text:p>100.0450177996</text:p>
          </table:table-cell>
          <table:table-cell table:formula="of:=ABS(100-[.T85])" office:value-type="float" office:value="0.0450177995864038" calcext:value-type="float">
            <text:p>0.0450177996</text:p>
          </table:table-cell>
          <table:table-cell/>
          <table:table-cell table:formula="of:=[.D85]*100/[.R85]" office:value-type="float" office:value="97.5012111993942" calcext:value-type="float">
            <text:p>97.5012111994</text:p>
          </table:table-cell>
          <table:table-cell table:formula="of:=ABS(100-[.W85])" office:value-type="float" office:value="2.49878880060578" calcext:value-type="float">
            <text:p>2.4987888006</text:p>
          </table:table-cell>
          <table:table-cell table:number-columns-repeated="1000"/>
        </table:table-row>
        <table:table-row table:style-name="ro1">
          <table:table-cell office:value-type="float" office:value="7.17737" calcext:value-type="float">
            <text:p>7.17737</text:p>
          </table:table-cell>
          <table:table-cell office:value-type="float" office:value="18214" calcext:value-type="float">
            <text:p>1821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86] *100/[.R86]" office:value-type="float" office:value="99.9717526037423" calcext:value-type="float">
            <text:p>99.9717526037</text:p>
          </table:table-cell>
          <table:table-cell table:formula="of:=ABS(100-[.T86])" office:value-type="float" office:value="0.0282473962577114" calcext:value-type="float">
            <text:p>0.0282473963</text:p>
          </table:table-cell>
          <table:table-cell/>
          <table:table-cell table:formula="of:=[.D86]*100/[.R86]" office:value-type="float" office:value="111.429955656451" calcext:value-type="float">
            <text:p>111.4299556565</text:p>
          </table:table-cell>
          <table:table-cell table:formula="of:=ABS(100-[.W86])" office:value-type="float" office:value="11.4299556564505" calcext:value-type="float">
            <text:p>11.4299556565</text:p>
          </table:table-cell>
          <table:table-cell/>
          <table:table-cell table:formula="of:=SUM([.U84:.U93])/10" office:value-type="float" office:value="0.0403297927334506" calcext:value-type="float">
            <text:p>0.0403297927</text:p>
          </table:table-cell>
          <table:table-cell table:number-columns-repeated="998"/>
        </table:table-row>
        <table:table-row table:style-name="ro1">
          <table:table-cell office:value-type="float" office:value="7.18218" calcext:value-type="float">
            <text:p>7.18218</text:p>
          </table:table-cell>
          <table:table-cell office:value-type="float" office:value="10013" calcext:value-type="float">
            <text:p>1001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87] *100/[.R87]" office:value-type="float" office:value="100.038749864581" calcext:value-type="float">
            <text:p>100.0387498646</text:p>
          </table:table-cell>
          <table:table-cell table:formula="of:=ABS(100-[.T87])" office:value-type="float" office:value="0.0387498645807369" calcext:value-type="float">
            <text:p>0.0387498646</text:p>
          </table:table-cell>
          <table:table-cell/>
          <table:table-cell table:formula="of:=[.D87]*100/[.R87]" office:value-type="float" office:value="76.6080945138098" calcext:value-type="float">
            <text:p>76.6080945138</text:p>
          </table:table-cell>
          <table:table-cell table:formula="of:=ABS(100-[.W87])" office:value-type="float" office:value="23.3919054861903" calcext:value-type="float">
            <text:p>23.3919054862</text:p>
          </table:table-cell>
          <table:table-cell table:number-columns-repeated="1000"/>
        </table:table-row>
        <table:table-row table:style-name="ro1">
          <table:table-cell office:value-type="float" office:value="7.1829" calcext:value-type="float">
            <text:p>7.1829</text:p>
          </table:table-cell>
          <table:table-cell office:value-type="float" office:value="11201" calcext:value-type="float">
            <text:p>11201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88] *100/[.R88]" office:value-type="float" office:value="100.04877856059" calcext:value-type="float">
            <text:p>100.0487785606</text:p>
          </table:table-cell>
          <table:table-cell table:formula="of:=ABS(100-[.T88])" office:value-type="float" office:value="0.0487785605898097" calcext:value-type="float">
            <text:p>0.0487785606</text:p>
          </table:table-cell>
          <table:table-cell/>
          <table:table-cell table:formula="of:=[.D88]*100/[.R88]" office:value-type="float" office:value="102.144079589265" calcext:value-type="float">
            <text:p>102.1440795893</text:p>
          </table:table-cell>
          <table:table-cell table:formula="of:=ABS(100-[.W88])" office:value-type="float" office:value="2.14407958926479" calcext:value-type="float">
            <text:p>2.1440795893</text:p>
          </table:table-cell>
          <table:table-cell/>
          <table:table-cell table:formula="of:=SUM([.E84:.E93])/10" office:value-type="float" office:value="2.2" calcext:value-type="float">
            <text:p>2.2</text:p>
          </table:table-cell>
          <table:table-cell table:number-columns-repeated="998"/>
        </table:table-row>
        <table:table-row table:style-name="ro1">
          <table:table-cell office:value-type="float" office:value="7.17648" calcext:value-type="float">
            <text:p>7.17648</text:p>
          </table:table-cell>
          <table:table-cell office:value-type="float" office:value="18187" calcext:value-type="float">
            <text:p>18187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89] *100/[.R89]" office:value-type="float" office:value="99.9593560211755" calcext:value-type="float">
            <text:p>99.9593560212</text:p>
          </table:table-cell>
          <table:table-cell table:formula="of:=ABS(100-[.T89])" office:value-type="float" office:value="0.0406439788244768" calcext:value-type="float">
            <text:p>0.0406439788</text:p>
          </table:table-cell>
          <table:table-cell/>
          <table:table-cell table:formula="of:=[.D89]*100/[.R89]" office:value-type="float" office:value="90.5368389708661" calcext:value-type="float">
            <text:p>90.5368389709</text:p>
          </table:table-cell>
          <table:table-cell table:formula="of:=ABS(100-[.W89])" office:value-type="float" office:value="9.46316102913394" calcext:value-type="float">
            <text:p>9.4631610291</text:p>
          </table:table-cell>
          <table:table-cell table:number-columns-repeated="1000"/>
        </table:table-row>
        <table:table-row table:style-name="ro1">
          <table:table-cell office:value-type="float" office:value="7.17594" calcext:value-type="float">
            <text:p>7.17594</text:p>
          </table:table-cell>
          <table:table-cell office:value-type="float" office:value="15435" calcext:value-type="float">
            <text:p>1543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11" calcext:value-type="float">
            <text:p>11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90] *100/[.R90]" office:value-type="float" office:value="99.9518344991687" calcext:value-type="float">
            <text:p>99.9518344992</text:p>
          </table:table-cell>
          <table:table-cell table:formula="of:=ABS(100-[.T90])" office:value-type="float" office:value="0.0481655008313027" calcext:value-type="float">
            <text:p>0.0481655008</text:p>
          </table:table-cell>
          <table:table-cell/>
          <table:table-cell table:formula="of:=[.D90]*100/[.R90]" office:value-type="float" office:value="83.5724667423379" calcext:value-type="float">
            <text:p>83.5724667423</text:p>
          </table:table-cell>
          <table:table-cell table:formula="of:=ABS(100-[.W90])" office:value-type="float" office:value="16.4275332576621" calcext:value-type="float">
            <text:p>16.4275332577</text:p>
          </table:table-cell>
          <table:table-cell/>
          <table:table-cell table:formula="of:=SUM([.X84:.X93])/10" office:value-type="float" office:value="10.6786947979135" calcext:value-type="float">
            <text:p>10.6786947979</text:p>
          </table:table-cell>
          <table:table-cell table:number-columns-repeated="998"/>
        </table:table-row>
        <table:table-row table:style-name="ro1">
          <table:table-cell office:value-type="float" office:value="7.17681" calcext:value-type="float">
            <text:p>7.17681</text:p>
          </table:table-cell>
          <table:table-cell office:value-type="float" office:value="25661" calcext:value-type="float">
            <text:p>25661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91] *100/[.R91]" office:value-type="float" office:value="99.9639525068463" calcext:value-type="float">
            <text:p>99.9639525068</text:p>
          </table:table-cell>
          <table:table-cell table:formula="of:=ABS(100-[.T91])" office:value-type="float" office:value="0.0360474931536601" calcext:value-type="float">
            <text:p>0.0360474932</text:p>
          </table:table-cell>
          <table:table-cell/>
          <table:table-cell table:formula="of:=[.D91]*100/[.R91]" office:value-type="float" office:value="107.947769542186" calcext:value-type="float">
            <text:p>107.9477695422</text:p>
          </table:table-cell>
          <table:table-cell table:formula="of:=ABS(100-[.W91])" office:value-type="float" office:value="7.94776954218645" calcext:value-type="float">
            <text:p>7.9477695422</text:p>
          </table:table-cell>
          <table:table-cell table:number-columns-repeated="1000"/>
        </table:table-row>
        <table:table-row table:style-name="ro1">
          <table:table-cell office:value-type="float" office:value="7.18275" calcext:value-type="float">
            <text:p>7.18275</text:p>
          </table:table-cell>
          <table:table-cell office:value-type="float" office:value="11082" calcext:value-type="float">
            <text:p>11082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6.16667" calcext:value-type="float">
            <text:p>6.1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92] *100/[.R92]" office:value-type="float" office:value="100.046689248921" calcext:value-type="float">
            <text:p>100.0466892489</text:p>
          </table:table-cell>
          <table:table-cell table:formula="of:=ABS(100-[.T92])" office:value-type="float" office:value="0.0466892489212682" calcext:value-type="float">
            <text:p>0.0466892489</text:p>
          </table:table-cell>
          <table:table-cell/>
          <table:table-cell table:formula="of:=[.D92]*100/[.R92]" office:value-type="float" office:value="85.8939705809955" calcext:value-type="float">
            <text:p>85.893970581</text:p>
          </table:table-cell>
          <table:table-cell table:formula="of:=ABS(100-[.W92])" office:value-type="float" office:value="14.1060294190045" calcext:value-type="float">
            <text:p>14.106029419</text:p>
          </table:table-cell>
          <table:table-cell table:number-columns-repeated="1000"/>
        </table:table-row>
        <table:table-row table:style-name="ro1">
          <table:table-cell office:value-type="float" office:value="7.17752" calcext:value-type="float">
            <text:p>7.17752</text:p>
          </table:table-cell>
          <table:table-cell office:value-type="float" office:value="17517" calcext:value-type="float">
            <text:p>17517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office:value-type="float" office:value="7.179397993" calcext:value-type="float">
            <text:p>7.179397993</text:p>
          </table:table-cell>
          <table:table-cell/>
          <table:table-cell table:formula="of:=[.A93] *100/[.R93]" office:value-type="float" office:value="99.9738419154109" calcext:value-type="float">
            <text:p>99.9738419154</text:p>
          </table:table-cell>
          <table:table-cell table:formula="of:=ABS(100-[.T93])" office:value-type="float" office:value="0.0261580845891416" calcext:value-type="float">
            <text:p>0.0261580846</text:p>
          </table:table-cell>
          <table:table-cell/>
          <table:table-cell table:formula="of:=[.D93]*100/[.R93]" office:value-type="float" office:value="111.429955656451" calcext:value-type="float">
            <text:p>111.4299556565</text:p>
          </table:table-cell>
          <table:table-cell table:formula="of:=ABS(100-[.W93])" office:value-type="float" office:value="11.4299556564505" calcext:value-type="float">
            <text:p>11.4299556565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8-4 + 7+4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6.07953" calcext:value-type="float">
            <text:p>6.07953</text:p>
          </table:table-cell>
          <table:table-cell office:value-type="float" office:value="7958" calcext:value-type="float">
            <text:p>795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V=</text:p>
          </table:table-cell>
          <table:table-cell office:value-type="float" office:value="6.079812207" calcext:value-type="float">
            <text:p>6.079812207</text:p>
          </table:table-cell>
          <table:table-cell/>
          <table:table-cell table:formula="of:=[.A97] *100/[.R97]" office:value-type="float" office:value="99.9953582941316" calcext:value-type="float">
            <text:p>99.9953582941</text:p>
          </table:table-cell>
          <table:table-cell table:formula="of:=ABS(100-[.T97])" office:value-type="float" office:value="0.0046417058683943" calcext:value-type="float">
            <text:p>0.0046417059</text:p>
          </table:table-cell>
          <table:table-cell/>
          <table:table-cell table:formula="of:=[.D97]*100/[.R97]" office:value-type="float" office:value="90.4633204569636" calcext:value-type="float">
            <text:p>90.463320457</text:p>
          </table:table-cell>
          <table:table-cell table:formula="of:=ABS(100-[.W97])" office:value-type="float" office:value="9.53667954303641" calcext:value-type="float">
            <text:p>9.536679543</text:p>
          </table:table-cell>
          <table:table-cell/>
          <table:table-cell table:formula="of:=SUM([.B97:.B106])/10" office:value-type="float" office:value="21156.3" calcext:value-type="float">
            <text:p>21156.3</text:p>
          </table:table-cell>
          <table:table-cell table:number-columns-repeated="998"/>
        </table:table-row>
        <table:table-row table:style-name="ro1">
          <table:table-cell office:value-type="float" office:value="6.0797" calcext:value-type="float">
            <text:p>6.0797</text:p>
          </table:table-cell>
          <table:table-cell office:value-type="float" office:value="9816" calcext:value-type="float">
            <text:p>9816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98] *100/[.R98]" office:value-type="float" office:value="99.9981544331276" calcext:value-type="float">
            <text:p>99.9981544331</text:p>
          </table:table-cell>
          <table:table-cell table:formula="of:=ABS(100-[.T98])" office:value-type="float" office:value="0.00184556687244708" calcext:value-type="float">
            <text:p>0.0018455669</text:p>
          </table:table-cell>
          <table:table-cell/>
          <table:table-cell table:formula="of:=[.D98]*100/[.R98]" office:value-type="float" office:value="102.799227792004" calcext:value-type="float">
            <text:p>102.799227792</text:p>
          </table:table-cell>
          <table:table-cell table:formula="of:=ABS(100-[.W98])" office:value-type="float" office:value="2.79922779200407" calcext:value-type="float">
            <text:p>2.799227792</text:p>
          </table:table-cell>
          <table:table-cell table:number-columns-repeated="1000"/>
        </table:table-row>
        <table:table-row table:style-name="ro1">
          <table:table-cell office:value-type="float" office:value="6.07977" calcext:value-type="float">
            <text:p>6.07977</text:p>
          </table:table-cell>
          <table:table-cell office:value-type="float" office:value="13830" calcext:value-type="float">
            <text:p>1383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5.16667" calcext:value-type="float">
            <text:p>5.16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99] *100/[.R99]" office:value-type="float" office:value="99.9993057844788" calcext:value-type="float">
            <text:p>99.9993057845</text:p>
          </table:table-cell>
          <table:table-cell table:formula="of:=ABS(100-[.T99])" office:value-type="float" office:value="0.000694215521193087" calcext:value-type="float">
            <text:p>0.0006942155</text:p>
          </table:table-cell>
          <table:table-cell/>
          <table:table-cell table:formula="of:=[.D99]*100/[.R99]" office:value-type="float" office:value="84.9807498009782" calcext:value-type="float">
            <text:p>84.980749801</text:p>
          </table:table-cell>
          <table:table-cell table:formula="of:=ABS(100-[.W99])" office:value-type="float" office:value="15.0192501990218" calcext:value-type="float">
            <text:p>15.019250199</text:p>
          </table:table-cell>
          <table:table-cell/>
          <table:table-cell table:formula="of:=SUM([.U97:.U106])/10" office:value-type="float" office:value="0.00255475325078294" calcext:value-type="float">
            <text:p>0.0025547533</text:p>
          </table:table-cell>
          <table:table-cell table:number-columns-repeated="998"/>
        </table:table-row>
        <table:table-row table:style-name="ro1">
          <table:table-cell office:value-type="float" office:value="6.07959" calcext:value-type="float">
            <text:p>6.07959</text:p>
          </table:table-cell>
          <table:table-cell office:value-type="float" office:value="14358" calcext:value-type="float">
            <text:p>1435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0] *100/[.R100]" office:value-type="float" office:value="99.9963451667184" calcext:value-type="float">
            <text:p>99.9963451667</text:p>
          </table:table-cell>
          <table:table-cell table:formula="of:=ABS(100-[.T100])" office:value-type="float" office:value="0.0036548332816011" calcext:value-type="float">
            <text:p>0.0036548333</text:p>
          </table:table-cell>
          <table:table-cell/>
          <table:table-cell table:formula="of:=[.D100]*100/[.R100]" office:value-type="float" office:value="90.4633204569636" calcext:value-type="float">
            <text:p>90.463320457</text:p>
          </table:table-cell>
          <table:table-cell table:formula="of:=ABS(100-[.W100])" office:value-type="float" office:value="9.53667954303641" calcext:value-type="float">
            <text:p>9.536679543</text:p>
          </table:table-cell>
          <table:table-cell table:number-columns-repeated="1000"/>
        </table:table-row>
        <table:table-row table:style-name="ro1">
          <table:table-cell office:value-type="float" office:value="6.07963" calcext:value-type="float">
            <text:p>6.07963</text:p>
          </table:table-cell>
          <table:table-cell office:value-type="float" office:value="11353" calcext:value-type="float">
            <text:p>11353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1] *100/[.R101]" office:value-type="float" office:value="99.9970030817763" calcext:value-type="float">
            <text:p>99.9970030818</text:p>
          </table:table-cell>
          <table:table-cell table:formula="of:=ABS(100-[.T101])" office:value-type="float" office:value="0.00299691822372949" calcext:value-type="float">
            <text:p>0.0029969182</text:p>
          </table:table-cell>
          <table:table-cell/>
          <table:table-cell table:formula="of:=[.D101]*100/[.R101]" office:value-type="float" office:value="102.799227792004" calcext:value-type="float">
            <text:p>102.799227792</text:p>
          </table:table-cell>
          <table:table-cell table:formula="of:=ABS(100-[.W101])" office:value-type="float" office:value="2.79922779200407" calcext:value-type="float">
            <text:p>2.799227792</text:p>
          </table:table-cell>
          <table:table-cell/>
          <table:table-cell table:formula="of:=SUM([.E97:.E106])/10" office:value-type="float" office:value="2.3" calcext:value-type="float">
            <text:p>2.3</text:p>
          </table:table-cell>
          <table:table-cell table:number-columns-repeated="998"/>
        </table:table-row>
        <table:table-row table:style-name="ro1">
          <table:table-cell office:value-type="float" office:value="6.07989" calcext:value-type="float">
            <text:p>6.07989</text:p>
          </table:table-cell>
          <table:table-cell office:value-type="float" office:value="21276" calcext:value-type="float">
            <text:p>21276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5.75" calcext:value-type="float">
            <text:p>5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2] *100/[.R102]" office:value-type="float" office:value="100.001279529652" calcext:value-type="float">
            <text:p>100.0012795297</text:p>
          </table:table-cell>
          <table:table-cell table:formula="of:=ABS(100-[.T102])" office:value-type="float" office:value="0.00127952965242173" calcext:value-type="float">
            <text:p>0.0012795297</text:p>
          </table:table-cell>
          <table:table-cell/>
          <table:table-cell table:formula="of:=[.D102]*100/[.R102]" office:value-type="float" office:value="94.5752895686438" calcext:value-type="float">
            <text:p>94.5752895686</text:p>
          </table:table-cell>
          <table:table-cell table:formula="of:=ABS(100-[.W102])" office:value-type="float" office:value="5.42471043135625" calcext:value-type="float">
            <text:p>5.4247104314</text:p>
          </table:table-cell>
          <table:table-cell table:number-columns-repeated="1000"/>
        </table:table-row>
        <table:table-row table:style-name="ro1">
          <table:table-cell office:value-type="float" office:value="6.07978" calcext:value-type="float">
            <text:p>6.07978</text:p>
          </table:table-cell>
          <table:table-cell office:value-type="float" office:value="15450" calcext:value-type="float">
            <text:p>15450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7.25" calcext:value-type="float">
            <text:p>7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3] *100/[.R103]" office:value-type="float" office:value="99.9994702632433" calcext:value-type="float">
            <text:p>99.9994702632</text:p>
          </table:table-cell>
          <table:table-cell table:formula="of:=ABS(100-[.T103])" office:value-type="float" office:value="0.000529736756703869" calcext:value-type="float">
            <text:p>0.0005297368</text:p>
          </table:table-cell>
          <table:table-cell/>
          <table:table-cell table:formula="of:=[.D103]*100/[.R103]" office:value-type="float" office:value="119.247104238725" calcext:value-type="float">
            <text:p>119.2471042387</text:p>
          </table:table-cell>
          <table:table-cell table:formula="of:=ABS(100-[.W103])" office:value-type="float" office:value="19.2471042387247" calcext:value-type="float">
            <text:p>19.2471042387</text:p>
          </table:table-cell>
          <table:table-cell/>
          <table:table-cell table:formula="of:=SUM([.X97:.X106])/10" office:value-type="float" office:value="7.52701606265254" calcext:value-type="float">
            <text:p>7.5270160627</text:p>
          </table:table-cell>
          <table:table-cell table:number-columns-repeated="998"/>
        </table:table-row>
        <table:table-row table:style-name="ro1">
          <table:table-cell office:value-type="float" office:value="6.07987" calcext:value-type="float">
            <text:p>6.07987</text:p>
          </table:table-cell>
          <table:table-cell office:value-type="float" office:value="13273" calcext:value-type="float">
            <text:p>13273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5.75" calcext:value-type="float">
            <text:p>5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4] *100/[.R104]" office:value-type="float" office:value="100.000950572123" calcext:value-type="float">
            <text:p>100.0009505721</text:p>
          </table:table-cell>
          <table:table-cell table:formula="of:=ABS(100-[.T104])" office:value-type="float" office:value="0.000950572123485927" calcext:value-type="float">
            <text:p>0.0009505721</text:p>
          </table:table-cell>
          <table:table-cell/>
          <table:table-cell table:formula="of:=[.D104]*100/[.R104]" office:value-type="float" office:value="94.5752895686438" calcext:value-type="float">
            <text:p>94.5752895686</text:p>
          </table:table-cell>
          <table:table-cell table:formula="of:=ABS(100-[.W104])" office:value-type="float" office:value="5.42471043135625" calcext:value-type="float">
            <text:p>5.4247104314</text:p>
          </table:table-cell>
          <table:table-cell table:number-columns-repeated="1000"/>
        </table:table-row>
        <table:table-row table:style-name="ro1">
          <table:table-cell office:value-type="float" office:value="6.07939" calcext:value-type="float">
            <text:p>6.07939</text:p>
          </table:table-cell>
          <table:table-cell office:value-type="float" office:value="87764" calcext:value-type="float">
            <text:p>87764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5] *100/[.R105]" office:value-type="float" office:value="99.9930555914291" calcext:value-type="float">
            <text:p>99.9930555914</text:p>
          </table:table-cell>
          <table:table-cell table:formula="of:=ABS(100-[.T105])" office:value-type="float" office:value="0.00694440857094492" calcext:value-type="float">
            <text:p>0.0069444086</text:p>
          </table:table-cell>
          <table:table-cell/>
          <table:table-cell table:formula="of:=[.D105]*100/[.R105]" office:value-type="float" office:value="102.799227792004" calcext:value-type="float">
            <text:p>102.799227792</text:p>
          </table:table-cell>
          <table:table-cell table:formula="of:=ABS(100-[.W105])" office:value-type="float" office:value="2.79922779200407" calcext:value-type="float">
            <text:p>2.799227792</text:p>
          </table:table-cell>
          <table:table-cell table:number-columns-repeated="1000"/>
        </table:table-row>
        <table:table-row table:style-name="ro1">
          <table:table-cell office:value-type="float" office:value="6.07969" calcext:value-type="float">
            <text:p>6.07969</text:p>
          </table:table-cell>
          <table:table-cell office:value-type="float" office:value="16485" calcext:value-type="float">
            <text:p>16485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5.91667" calcext:value-type="float">
            <text:p>5.9166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6.079812207" calcext:value-type="float">
            <text:p>6.079812207</text:p>
          </table:table-cell>
          <table:table-cell/>
          <table:table-cell table:formula="of:=[.A106] *100/[.R106]" office:value-type="float" office:value="99.9979899543631" calcext:value-type="float">
            <text:p>99.9979899544</text:p>
          </table:table-cell>
          <table:table-cell table:formula="of:=ABS(100-[.T106])" office:value-type="float" office:value="0.00201004563690788" calcext:value-type="float">
            <text:p>0.0020100456</text:p>
          </table:table-cell>
          <table:table-cell/>
          <table:table-cell table:formula="of:=[.D106]*100/[.R106]" office:value-type="float" office:value="97.3166571360187" calcext:value-type="float">
            <text:p>97.316657136</text:p>
          </table:table-cell>
          <table:table-cell table:formula="of:=ABS(100-[.W106])" office:value-type="float" office:value="2.68334286398132" calcext:value-type="float">
            <text:p>2.683342864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8+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.5006" calcext:value-type="float">
            <text:p>3.5006</text:p>
          </table:table-cell>
          <table:table-cell office:value-type="float" office:value="7508" calcext:value-type="float">
            <text:p>750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.83333" calcext:value-type="float">
            <text:p>3.8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V=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A110] *100/[.R110]" office:value-type="float" office:value="100.017142857143" calcext:value-type="float">
            <text:p>100.0171428571</text:p>
          </table:table-cell>
          <table:table-cell table:formula="of:=ABS(100-[.T110])" office:value-type="float" office:value="0.0171428571428578" calcext:value-type="float">
            <text:p>0.0171428571</text:p>
          </table:table-cell>
          <table:table-cell/>
          <table:table-cell table:formula="of:=[.D110]*100/[.R110]" office:value-type="float" office:value="109.523714285714" calcext:value-type="float">
            <text:p>109.5237142857</text:p>
          </table:table-cell>
          <table:table-cell table:formula="of:=ABS(100-[.W110])" office:value-type="float" office:value="9.52371428571429" calcext:value-type="float">
            <text:p>9.5237142857</text:p>
          </table:table-cell>
          <table:table-cell/>
          <table:table-cell table:formula="of:=SUM([.B110:.B119])/10" office:value-type="float" office:value="5537.5" calcext:value-type="float">
            <text:p>5537.5</text:p>
          </table:table-cell>
          <table:table-cell table:number-columns-repeated="998"/>
        </table:table-row>
        <table:table-row table:style-name="ro1">
          <table:table-cell office:value-type="float" office:value="3.49999" calcext:value-type="float">
            <text:p>3.49999</text:p>
          </table:table-cell>
          <table:table-cell office:value-type="float" office:value="2891" calcext:value-type="float">
            <text:p>289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1] *100/[.R111]" office:value-type="float" office:value="99.9997142857143" calcext:value-type="float">
            <text:p>99.9997142857</text:p>
          </table:table-cell>
          <table:table-cell table:formula="of:=ABS(100-[.T111])" office:value-type="float" office:value="0.00028571428572377" calcext:value-type="float">
            <text:p>0.0002857143</text:p>
          </table:table-cell>
          <table:table-cell/>
          <table:table-cell table:formula="of:=[.D111]*100/[.R111]" office:value-type="float" office:value="92.8571428571429" calcext:value-type="float">
            <text:p>92.8571428571</text:p>
          </table:table-cell>
          <table:table-cell table:formula="of:=ABS(100-[.W111])" office:value-type="float" office:value="7.14285714285714" calcext:value-type="float">
            <text:p>7.1428571429</text:p>
          </table:table-cell>
          <table:table-cell table:number-columns-repeated="1000"/>
        </table:table-row>
        <table:table-row table:style-name="ro1">
          <table:table-cell office:value-type="float" office:value="3.50048" calcext:value-type="float">
            <text:p>3.50048</text:p>
          </table:table-cell>
          <table:table-cell office:value-type="float" office:value="6140" calcext:value-type="float">
            <text:p>614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2] *100/[.R112]" office:value-type="float" office:value="100.013714285714" calcext:value-type="float">
            <text:p>100.0137142857</text:p>
          </table:table-cell>
          <table:table-cell table:formula="of:=ABS(100-[.T112])" office:value-type="float" office:value="0.0137142857142862" calcext:value-type="float">
            <text:p>0.0137142857</text:p>
          </table:table-cell>
          <table:table-cell/>
          <table:table-cell table:formula="of:=[.D112]*100/[.R112]" office:value-type="float" office:value="85.7142857142857" calcext:value-type="float">
            <text:p>85.7142857143</text:p>
          </table:table-cell>
          <table:table-cell table:formula="of:=ABS(100-[.W112])" office:value-type="float" office:value="14.2857142857143" calcext:value-type="float">
            <text:p>14.2857142857</text:p>
          </table:table-cell>
          <table:table-cell/>
          <table:table-cell table:formula="of:=SUM([.U110:.U119])/10" office:value-type="float" office:value="0.00771428571428743" calcext:value-type="float">
            <text:p>0.0077142857</text:p>
          </table:table-cell>
          <table:table-cell table:number-columns-repeated="998"/>
        </table:table-row>
        <table:table-row table:style-name="ro1">
          <table:table-cell office:value-type="float" office:value="3.50033" calcext:value-type="float">
            <text:p>3.50033</text:p>
          </table:table-cell>
          <table:table-cell office:value-type="float" office:value="3008" calcext:value-type="float">
            <text:p>300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3] *100/[.R113]" office:value-type="float" office:value="100.009428571429" calcext:value-type="float">
            <text:p>100.0094285714</text:p>
          </table:table-cell>
          <table:table-cell table:formula="of:=ABS(100-[.T113])" office:value-type="float" office:value="0.00942857142857179" calcext:value-type="float">
            <text:p>0.0094285714</text:p>
          </table:table-cell>
          <table:table-cell/>
          <table:table-cell table:formula="of:=[.D113]*100/[.R113]" office:value-type="float" office:value="107.142857142857" calcext:value-type="float">
            <text:p>107.1428571429</text:p>
          </table:table-cell>
          <table:table-cell table:formula="of:=ABS(100-[.W113])" office:value-type="float" office:value="7.14285714285714" calcext:value-type="float">
            <text:p>7.1428571429</text:p>
          </table:table-cell>
          <table:table-cell table:number-columns-repeated="1000"/>
        </table:table-row>
        <table:table-row table:style-name="ro1">
          <table:table-cell office:value-type="float" office:value="3.50023" calcext:value-type="float">
            <text:p>3.50023</text:p>
          </table:table-cell>
          <table:table-cell office:value-type="float" office:value="6441" calcext:value-type="float">
            <text:p>6441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4] *100/[.R114]" office:value-type="float" office:value="100.006571428571" calcext:value-type="float">
            <text:p>100.0065714286</text:p>
          </table:table-cell>
          <table:table-cell table:formula="of:=ABS(100-[.T114])" office:value-type="float" office:value="0.00657142857143356" calcext:value-type="float">
            <text:p>0.0065714286</text:p>
          </table:table-cell>
          <table:table-cell/>
          <table:table-cell table:formula="of:=[.D114]*100/[.R114]" office:value-type="float" office:value="114.285714285714" calcext:value-type="float">
            <text:p>114.2857142857</text:p>
          </table:table-cell>
          <table:table-cell table:formula="of:=ABS(100-[.W114])" office:value-type="float" office:value="14.2857142857143" calcext:value-type="float">
            <text:p>14.2857142857</text:p>
          </table:table-cell>
          <table:table-cell/>
          <table:table-cell table:formula="of:=SUM([.E110:.E119])/10" office:value-type="float" office:value="2.3" calcext:value-type="float">
            <text:p>2.3</text:p>
          </table:table-cell>
          <table:table-cell table:number-columns-repeated="998"/>
        </table:table-row>
        <table:table-row table:style-name="ro1">
          <table:table-cell office:value-type="float" office:value="3.50059" calcext:value-type="float">
            <text:p>3.50059</text:p>
          </table:table-cell>
          <table:table-cell office:value-type="float" office:value="5419" calcext:value-type="float">
            <text:p>5419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5] *100/[.R115]" office:value-type="float" office:value="100.016857142857" calcext:value-type="float">
            <text:p>100.0168571429</text:p>
          </table:table-cell>
          <table:table-cell table:formula="of:=ABS(100-[.T115])" office:value-type="float" office:value="0.016857142857134" calcext:value-type="float">
            <text:p>0.0168571429</text:p>
          </table:table-cell>
          <table:table-cell/>
          <table:table-cell table:formula="of:=[.D115]*100/[.R115]" office:value-type="float" office:value="109.523714285714" calcext:value-type="float">
            <text:p>109.5237142857</text:p>
          </table:table-cell>
          <table:table-cell table:formula="of:=ABS(100-[.W115])" office:value-type="float" office:value="9.52371428571429" calcext:value-type="float">
            <text:p>9.5237142857</text:p>
          </table:table-cell>
          <table:table-cell table:number-columns-repeated="1000"/>
        </table:table-row>
        <table:table-row table:style-name="ro1">
          <table:table-cell office:value-type="float" office:value="3.50029" calcext:value-type="float">
            <text:p>3.50029</text:p>
          </table:table-cell>
          <table:table-cell office:value-type="float" office:value="6412" calcext:value-type="float">
            <text:p>6412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6] *100/[.R116]" office:value-type="float" office:value="100.008285714286" calcext:value-type="float">
            <text:p>100.0082857143</text:p>
          </table:table-cell>
          <table:table-cell table:formula="of:=ABS(100-[.T116])" office:value-type="float" office:value="0.00828571428571934" calcext:value-type="float">
            <text:p>0.0082857143</text:p>
          </table:table-cell>
          <table:table-cell/>
          <table:table-cell table:formula="of:=[.D116]*100/[.R116]" office:value-type="float" office:value="100" calcext:value-type="float">
            <text:p>100</text:p>
          </table:table-cell>
          <table:table-cell table:formula="of:=ABS(100-[.W116])" office:value-type="float" office:value="0" calcext:value-type="float">
            <text:p>0</text:p>
          </table:table-cell>
          <table:table-cell/>
          <table:table-cell table:formula="of:=SUM([.X110:.X119])/10" office:value-type="float" office:value="11.4285428571429" calcext:value-type="float">
            <text:p>11.4285428571</text:p>
          </table:table-cell>
          <table:table-cell table:number-columns-repeated="998"/>
        </table:table-row>
        <table:table-row table:style-name="ro1">
          <table:table-cell office:value-type="float" office:value="3.50001" calcext:value-type="float">
            <text:p>3.50001</text:p>
          </table:table-cell>
          <table:table-cell office:value-type="float" office:value="5657" calcext:value-type="float">
            <text:p>5657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7] *100/[.R117]" office:value-type="float" office:value="100.000285714286" calcext:value-type="float">
            <text:p>100.0002857143</text:p>
          </table:table-cell>
          <table:table-cell table:formula="of:=ABS(100-[.T117])" office:value-type="float" office:value="0.00028571428572377" calcext:value-type="float">
            <text:p>0.0002857143</text:p>
          </table:table-cell>
          <table:table-cell/>
          <table:table-cell table:formula="of:=[.D117]*100/[.R117]" office:value-type="float" office:value="123.809428571429" calcext:value-type="float">
            <text:p>123.8094285714</text:p>
          </table:table-cell>
          <table:table-cell table:formula="of:=ABS(100-[.W117])" office:value-type="float" office:value="23.8094285714286" calcext:value-type="float">
            <text:p>23.8094285714</text:p>
          </table:table-cell>
          <table:table-cell table:number-columns-repeated="1000"/>
        </table:table-row>
        <table:table-row table:style-name="ro1">
          <table:table-cell office:value-type="float" office:value="3.50007" calcext:value-type="float">
            <text:p>3.50007</text:p>
          </table:table-cell>
          <table:table-cell office:value-type="float" office:value="4337" calcext:value-type="float">
            <text:p>433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8] *100/[.R118]" office:value-type="float" office:value="100.002" calcext:value-type="float">
            <text:p>100.002</text:p>
          </table:table-cell>
          <table:table-cell table:formula="of:=ABS(100-[.T118])" office:value-type="float" office:value="0.00199999999999534" calcext:value-type="float">
            <text:p>0.002</text:p>
          </table:table-cell>
          <table:table-cell/>
          <table:table-cell table:formula="of:=[.D118]*100/[.R118]" office:value-type="float" office:value="128.571428571429" calcext:value-type="float">
            <text:p>128.5714285714</text:p>
          </table:table-cell>
          <table:table-cell table:formula="of:=ABS(100-[.W118])" office:value-type="float" office:value="28.5714285714286" calcext:value-type="float">
            <text:p>28.5714285714</text:p>
          </table:table-cell>
          <table:table-cell table:number-columns-repeated="1000"/>
        </table:table-row>
        <table:table-row table:style-name="ro1">
          <table:table-cell office:value-type="float" office:value="3.50009" calcext:value-type="float">
            <text:p>3.50009</text:p>
          </table:table-cell>
          <table:table-cell office:value-type="float" office:value="7562" calcext:value-type="float">
            <text:p>7562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A119] *100/[.R119]" office:value-type="float" office:value="100.002571428571" calcext:value-type="float">
            <text:p>100.0025714286</text:p>
          </table:table-cell>
          <table:table-cell table:formula="of:=ABS(100-[.T119])" office:value-type="float" office:value="0.00257142857142867" calcext:value-type="float">
            <text:p>0.0025714286</text:p>
          </table:table-cell>
          <table:table-cell/>
          <table:table-cell table:formula="of:=[.D119]*100/[.R119]" office:value-type="float" office:value="100" calcext:value-type="float">
            <text:p>100</text:p>
          </table:table-cell>
          <table:table-cell table:formula="of:=ABS(100-[.W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 table:number-columns-spanned="2" table:number-rows-spanned="1">
            <text:p>cur_price-prev_price&gt;=E</text:p>
          </table:table-cell>
          <table:covered-table-cell/>
          <table:table-cell table:style-name="ce4"/>
          <table:table-cell office:value-type="string" calcext:value-type="string">
            <text:p>5+2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7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Итерации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.05141" calcext:value-type="float">
            <text:p>4.05141</text:p>
          </table:table-cell>
          <table:table-cell office:value-type="float" office:value="4946" calcext:value-type="float">
            <text:p>494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V=</text:p>
          </table:table-cell>
          <table:table-cell office:value-type="float" office:value="4.037735849" calcext:value-type="float">
            <text:p>4.037735849</text:p>
          </table:table-cell>
          <table:table-cell/>
          <table:table-cell table:formula="of:=[.A123] *100/[.R123]" office:value-type="float" office:value="100.338658879911" calcext:value-type="float">
            <text:p>100.3386588799</text:p>
          </table:table-cell>
          <table:table-cell table:formula="of:=ABS(100-[.T123])" office:value-type="float" office:value="0.338658879911293" calcext:value-type="float">
            <text:p>0.3386588799</text:p>
          </table:table-cell>
          <table:table-cell/>
          <table:table-cell table:formula="of:=[.D123]*100/[.R123]" office:value-type="float" office:value="99.0654205621364" calcext:value-type="float">
            <text:p>99.0654205621</text:p>
          </table:table-cell>
          <table:table-cell table:formula="of:=ABS(100-[.W123])" office:value-type="float" office:value="0.934579437863562" calcext:value-type="float">
            <text:p>0.9345794379</text:p>
          </table:table-cell>
          <table:table-cell/>
          <table:table-cell table:formula="of:=SUM([.B123:.B132])/10" office:value-type="float" office:value="5014.1" calcext:value-type="float">
            <text:p>5014.1</text:p>
          </table:table-cell>
          <table:table-cell table:number-columns-repeated="998"/>
        </table:table-row>
        <table:table-row table:style-name="ro1">
          <table:table-cell office:value-type="float" office:value="4.05135" calcext:value-type="float">
            <text:p>4.05135</text:p>
          </table:table-cell>
          <table:table-cell office:value-type="float" office:value="2961" calcext:value-type="float">
            <text:p>296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24] *100/[.R124]" office:value-type="float" office:value="100.337172898603" calcext:value-type="float">
            <text:p>100.3371728986</text:p>
          </table:table-cell>
          <table:table-cell table:formula="of:=ABS(100-[.T124])" office:value-type="float" office:value="0.337172898602873" calcext:value-type="float">
            <text:p>0.3371728986</text:p>
          </table:table-cell>
          <table:table-cell/>
          <table:table-cell table:formula="of:=[.D124]*100/[.R124]" office:value-type="float" office:value="111.448598132403" calcext:value-type="float">
            <text:p>111.4485981324</text:p>
          </table:table-cell>
          <table:table-cell table:formula="of:=ABS(100-[.W124])" office:value-type="float" office:value="11.4485981324035" calcext:value-type="float">
            <text:p>11.4485981324</text:p>
          </table:table-cell>
          <table:table-cell table:number-columns-repeated="1000"/>
        </table:table-row>
        <table:table-row table:style-name="ro1">
          <table:table-cell office:value-type="float" office:value="4.05145" calcext:value-type="float">
            <text:p>4.05145</text:p>
          </table:table-cell>
          <table:table-cell office:value-type="float" office:value="5818" calcext:value-type="float">
            <text:p>5818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25] *100/[.R125]" office:value-type="float" office:value="100.339649534117" calcext:value-type="float">
            <text:p>100.3396495341</text:p>
          </table:table-cell>
          <table:table-cell table:formula="of:=ABS(100-[.T125])" office:value-type="float" office:value="0.339649534116916" calcext:value-type="float">
            <text:p>0.3396495341</text:p>
          </table:table-cell>
          <table:table-cell/>
          <table:table-cell table:formula="of:=[.D125]*100/[.R125]" office:value-type="float" office:value="105.25700934727" calcext:value-type="float">
            <text:p>105.2570093473</text:p>
          </table:table-cell>
          <table:table-cell table:formula="of:=ABS(100-[.W125])" office:value-type="float" office:value="5.25700934726997" calcext:value-type="float">
            <text:p>5.2570093473</text:p>
          </table:table-cell>
          <table:table-cell/>
          <table:table-cell table:formula="of:=SUM([.U123:.U132])/10" office:value-type="float" office:value="0.340788786453379" calcext:value-type="float">
            <text:p>0.3407887865</text:p>
          </table:table-cell>
          <table:table-cell table:number-columns-repeated="998"/>
        </table:table-row>
        <table:table-row table:style-name="ro1">
          <table:table-cell office:value-type="float" office:value="4.0518" calcext:value-type="float">
            <text:p>4.0518</text:p>
          </table:table-cell>
          <table:table-cell office:value-type="float" office:value="1610" calcext:value-type="float">
            <text:p>161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26] *100/[.R126]" office:value-type="float" office:value="100.348317758416" calcext:value-type="float">
            <text:p>100.3483177584</text:p>
          </table:table-cell>
          <table:table-cell table:formula="of:=ABS(100-[.T126])" office:value-type="float" office:value="0.348317758416101" calcext:value-type="float">
            <text:p>0.3483177584</text:p>
          </table:table-cell>
          <table:table-cell/>
          <table:table-cell table:formula="of:=[.D126]*100/[.R126]" office:value-type="float" office:value="86.6822429918694" calcext:value-type="float">
            <text:p>86.6822429919</text:p>
          </table:table-cell>
          <table:table-cell table:formula="of:=ABS(100-[.W126])" office:value-type="float" office:value="13.3177570081306" calcext:value-type="float">
            <text:p>13.3177570081</text:p>
          </table:table-cell>
          <table:table-cell table:number-columns-repeated="1000"/>
        </table:table-row>
        <table:table-row table:style-name="ro1">
          <table:table-cell office:value-type="float" office:value="4.0517" calcext:value-type="float">
            <text:p>4.0517</text:p>
          </table:table-cell>
          <table:table-cell office:value-type="float" office:value="2203" calcext:value-type="float">
            <text:p>2203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27] *100/[.R127]" office:value-type="float" office:value="100.345841122902" calcext:value-type="float">
            <text:p>100.3458411229</text:p>
          </table:table-cell>
          <table:table-cell table:formula="of:=ABS(100-[.T127])" office:value-type="float" office:value="0.345841122902058" calcext:value-type="float">
            <text:p>0.3458411229</text:p>
          </table:table-cell>
          <table:table-cell/>
          <table:table-cell table:formula="of:=[.D127]*100/[.R127]" office:value-type="float" office:value="92.8738317770029" calcext:value-type="float">
            <text:p>92.873831777</text:p>
          </table:table-cell>
          <table:table-cell table:formula="of:=ABS(100-[.W127])" office:value-type="float" office:value="7.12616822299709" calcext:value-type="float">
            <text:p>7.126168223</text:p>
          </table:table-cell>
          <table:table-cell/>
          <table:table-cell table:formula="of:=SUM([.E123:.E132])/1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4.0514" calcext:value-type="float">
            <text:p>4.0514</text:p>
          </table:table-cell>
          <table:table-cell office:value-type="float" office:value="10057" calcext:value-type="float">
            <text:p>10057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28] *100/[.R128]" office:value-type="float" office:value="100.33841121636" calcext:value-type="float">
            <text:p>100.3384112164</text:p>
          </table:table-cell>
          <table:table-cell table:formula="of:=ABS(100-[.T128])" office:value-type="float" office:value="0.338411216359887" calcext:value-type="float">
            <text:p>0.3384112164</text:p>
          </table:table-cell>
          <table:table-cell/>
          <table:table-cell table:formula="of:=[.D128]*100/[.R128]" office:value-type="float" office:value="111.448598132403" calcext:value-type="float">
            <text:p>111.4485981324</text:p>
          </table:table-cell>
          <table:table-cell table:formula="of:=ABS(100-[.W128])" office:value-type="float" office:value="11.4485981324035" calcext:value-type="float">
            <text:p>11.4485981324</text:p>
          </table:table-cell>
          <table:table-cell table:number-columns-repeated="1000"/>
        </table:table-row>
        <table:table-row table:style-name="ro1">
          <table:table-cell office:value-type="float" office:value="4.05146" calcext:value-type="float">
            <text:p>4.05146</text:p>
          </table:table-cell>
          <table:table-cell office:value-type="float" office:value="7603" calcext:value-type="float">
            <text:p>7603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29] *100/[.R129]" office:value-type="float" office:value="100.339897197668" calcext:value-type="float">
            <text:p>100.3398971977</text:p>
          </table:table-cell>
          <table:table-cell table:formula="of:=ABS(100-[.T129])" office:value-type="float" office:value="0.339897197668307" calcext:value-type="float">
            <text:p>0.3398971977</text:p>
          </table:table-cell>
          <table:table-cell/>
          <table:table-cell table:formula="of:=[.D129]*100/[.R129]" office:value-type="float" office:value="92.8738317770029" calcext:value-type="float">
            <text:p>92.873831777</text:p>
          </table:table-cell>
          <table:table-cell table:formula="of:=ABS(100-[.W129])" office:value-type="float" office:value="7.12616822299709" calcext:value-type="float">
            <text:p>7.126168223</text:p>
          </table:table-cell>
          <table:table-cell/>
          <table:table-cell table:formula="of:=SUM([.X123:.X132])/10" office:value-type="float" office:value="7.42990654216023" calcext:value-type="float">
            <text:p>7.4299065422</text:p>
          </table:table-cell>
          <table:table-cell table:number-columns-repeated="998"/>
        </table:table-row>
        <table:table-row table:style-name="ro1">
          <table:table-cell office:value-type="float" office:value="4.05134" calcext:value-type="float">
            <text:p>4.05134</text:p>
          </table:table-cell>
          <table:table-cell office:value-type="float" office:value="5951" calcext:value-type="float">
            <text:p>5951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30] *100/[.R130]" office:value-type="float" office:value="100.336925235051" calcext:value-type="float">
            <text:p>100.3369252351</text:p>
          </table:table-cell>
          <table:table-cell table:formula="of:=ABS(100-[.T130])" office:value-type="float" office:value="0.336925235051453" calcext:value-type="float">
            <text:p>0.3369252351</text:p>
          </table:table-cell>
          <table:table-cell/>
          <table:table-cell table:formula="of:=[.D130]*100/[.R130]" office:value-type="float" office:value="99.0654205621364" calcext:value-type="float">
            <text:p>99.0654205621</text:p>
          </table:table-cell>
          <table:table-cell table:formula="of:=ABS(100-[.W130])" office:value-type="float" office:value="0.934579437863562" calcext:value-type="float">
            <text:p>0.9345794379</text:p>
          </table:table-cell>
          <table:table-cell table:number-columns-repeated="1000"/>
        </table:table-row>
        <table:table-row table:style-name="ro1">
          <table:table-cell office:value-type="float" office:value="4.0516" calcext:value-type="float">
            <text:p>4.0516</text:p>
          </table:table-cell>
          <table:table-cell office:value-type="float" office:value="5266" calcext:value-type="float">
            <text:p>5266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31] *100/[.R131]" office:value-type="float" office:value="100.343364487388" calcext:value-type="float">
            <text:p>100.3433644874</text:p>
          </table:table-cell>
          <table:table-cell table:formula="of:=ABS(100-[.T131])" office:value-type="float" office:value="0.343364487387987" calcext:value-type="float">
            <text:p>0.3433644874</text:p>
          </table:table-cell>
          <table:table-cell/>
          <table:table-cell table:formula="of:=[.D131]*100/[.R131]" office:value-type="float" office:value="105.25700934727" calcext:value-type="float">
            <text:p>105.2570093473</text:p>
          </table:table-cell>
          <table:table-cell table:formula="of:=ABS(100-[.W131])" office:value-type="float" office:value="5.25700934726997" calcext:value-type="float">
            <text:p>5.2570093473</text:p>
          </table:table-cell>
          <table:table-cell table:number-columns-repeated="1000"/>
        </table:table-row>
        <table:table-row table:style-name="ro1">
          <table:table-cell office:value-type="float" office:value="4.05145" calcext:value-type="float">
            <text:p>4.05145</text:p>
          </table:table-cell>
          <table:table-cell office:value-type="float" office:value="3726" calcext:value-type="float">
            <text:p>3726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/>
          <table:table-cell office:value-type="float" office:value="4.037735849" calcext:value-type="float">
            <text:p>4.037735849</text:p>
          </table:table-cell>
          <table:table-cell/>
          <table:table-cell table:formula="of:=[.A132] *100/[.R132]" office:value-type="float" office:value="100.339649534117" calcext:value-type="float">
            <text:p>100.3396495341</text:p>
          </table:table-cell>
          <table:table-cell table:formula="of:=ABS(100-[.T132])" office:value-type="float" office:value="0.339649534116916" calcext:value-type="float">
            <text:p>0.3396495341</text:p>
          </table:table-cell>
          <table:table-cell/>
          <table:table-cell table:formula="of:=[.D132]*100/[.R132]" office:value-type="float" office:value="111.448598132403" calcext:value-type="float">
            <text:p>111.4485981324</text:p>
          </table:table-cell>
          <table:table-cell table:formula="of:=ABS(100-[.W132])" office:value-type="float" office:value="11.4485981324035" calcext:value-type="float">
            <text:p>11.4485981324</text:p>
          </table:table-cell>
          <table:table-cell table:number-columns-repeated="1000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3-28T23:10:21Z</meta:creation-date>
    <dc:date>2018-04-10T19:45:56.308065805</dc:date>
    <meta:editing-cycles>16</meta:editing-cycles>
    <meta:editing-duration>PT1H16M43S</meta:editing-duration>
    <meta:document-statistic meta:table-count="1" meta:cell-count="2116" meta:object-count="0"/>
  </office:meta>
</office:document-meta>
</file>